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0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1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13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14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15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16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17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18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19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20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21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22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23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37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38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40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42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43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44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45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46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47" style:family="paragraph" style:parent-style-name="Standard">
      <style:paragraph-properties fo:text-align="start" style:justify-single-word="false"/>
      <style:text-properties fo:font-size="13.6999998092651pt" officeooo:rsid="007abbf3" officeooo:paragraph-rsid="007abbf3" style:font-size-asian="12pt" style:font-size-complex="13.6999998092651pt"/>
    </style:style>
    <style:style style:name="P148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149" style:family="paragraph" style:parent-style-name="Standard">
      <style:paragraph-properties fo:text-align="start" style:justify-single-word="false"/>
      <style:text-properties style:font-name="IPA明朝" fo:font-size="13.6999998092651pt" officeooo:rsid="007929a1" officeooo:paragraph-rsid="007929a1" style:font-name-asian="IPA明朝" style:font-size-asian="12pt" style:font-size-complex="13.6999998092651pt"/>
    </style:style>
    <style:style style:name="P150" style:family="paragraph" style:parent-style-name="Standard">
      <style:paragraph-properties fo:text-align="start" style:justify-single-word="false"/>
      <style:text-properties style:font-name="IPA明朝" fo:font-size="13.6999998092651pt" officeooo:rsid="007abbf3" officeooo:paragraph-rsid="007abbf3" style:font-name-asian="IPA明朝" style:font-size-asian="12pt" style:font-size-complex="13.6999998092651pt"/>
    </style:style>
    <style:style style:name="P151" style:family="paragraph" style:parent-style-name="Standard">
      <style:paragraph-properties fo:text-align="start" style:justify-single-word="false"/>
      <style:text-properties style:font-name="IPA明朝" fo:font-size="13.6999998092651pt" officeooo:rsid="007cdb73" officeooo:paragraph-rsid="007cdb73" style:font-name-asian="IPA明朝" style:font-size-asian="12pt" style:font-size-complex="13.6999998092651pt"/>
    </style:style>
    <style:style style:name="P152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153" style:family="paragraph">
      <loext:graphic-properties draw:fill="none" draw:fill-color="#ffffff"/>
    </style:style>
    <style:style style:name="P154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officeooo:rsid="006bf43d"/>
    </style:style>
    <style:style style:name="T46" style:family="text">
      <style:text-properties officeooo:rsid="006d395d"/>
    </style:style>
    <style:style style:name="T47" style:family="text">
      <style:text-properties officeooo:rsid="006eb11e"/>
    </style:style>
    <style:style style:name="T48" style:family="text">
      <style:text-properties officeooo:rsid="00728834"/>
    </style:style>
    <style:style style:name="T49" style:family="text">
      <style:text-properties officeooo:rsid="00730c16"/>
    </style:style>
    <style:style style:name="T50" style:family="text">
      <style:text-properties officeooo:rsid="0074c219"/>
    </style:style>
    <style:style style:name="T51" style:family="text">
      <style:text-properties officeooo:rsid="0075475f"/>
    </style:style>
    <style:style style:name="T52" style:family="text">
      <style:text-properties officeooo:rsid="0075fe51"/>
    </style:style>
    <style:style style:name="T53" style:family="text">
      <style:text-properties officeooo:rsid="00760033"/>
    </style:style>
    <style:style style:name="T54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9"><text:soft-page-break/>もくじ</text:p>
      <text:p text:style-name="P3"/>
      <text:list xml:id="list1062476178" text:style-name="L1">
        <text:list-item>
          <text:p text:style-name="P139">インストール方法</text:p>
        </text:list-item>
        <text:list-item>
          <text:p text:style-name="P139">基本構文</text:p>
        </text:list-item>
        <text:list-item>
          <text:p text:style-name="P139">コメント</text:p>
        </text:list-item>
        <text:list-item>
          <text:p text:style-name="P139">データ型</text:p>
        </text:list-item>
        <text:list-item>
          <text:p text:style-name="P139">変数</text:p>
        </text:list-item>
        <text:list-item>
          <text:p text:style-name="P139">出力</text:p>
        </text:list-item>
        <text:list-item>
          <text:p text:style-name="P139">入力</text:p>
        </text:list-item>
        <text:list-item>
          <text:p text:style-name="P139">算術・比較・論理・演算</text:p>
        </text:list-item>
        <text:list-item>
          <text:p text:style-name="P139">配列</text:p>
        </text:list-item>
        <text:list-item>
          <text:p text:style-name="P139">文字列操作</text:p>
        </text:list-item>
        <text:list-item>
          <text:p text:style-name="P139">条件文(if)</text:p>
        </text:list-item>
        <text:list-item>
          <text:p text:style-name="P139">繰り返し(for・while)</text:p>
        </text:list-item>
        <text:list-item>
          <text:p text:style-name="P139">関数</text:p>
        </text:list-item>
        <text:list-item>
          <text:p text:style-name="P139">クラス型</text:p>
        </text:list-item>
        <text:list-item>
          <text:p text:style-name="P139">外部モジュール化</text:p>
        </text:list-item>
        <text:list-item>
          <text:p text:style-name="P139">言語特有の書式等</text:p>
        </text:list-item>
        <text:list-item>
          <text:p text:style-name="P140">ファイル処理</text:p>
        </text:list-item>
        <text:list-item>
          <text:p text:style-name="P141">tkinter</text:p>
        </text:list-item>
        <text:list-item>
          <text:p text:style-name="P142">pygame</text:p>
        </text:list-item>
      </text:list>
      <text:p text:style-name="P112"><text:soft-page-break/>1.インストール方法</text:p>
      <text:p text:style-name="P114"/>
      <text:p text:style-name="P109">a)python3(本体)</text:p>
      <text:p text:style-name="P109"><text:tab/></text:p>
      <text:p text:style-name="P109"><text:tab/>$ sudo apt -y install python3</text:p>
      <text:p text:style-name="P60"/>
      <text:p text:style-name="P110">b)pip3</text:p>
      <text:p text:style-name="P111"/>
      <text:p text:style-name="P111"><text:tab/>$ sudo apt -y install python3-pip</text:p>
      <text:p text:style-name="P111"/>
      <text:p text:style-name="P111">c)pylint</text:p>
      <text:p text:style-name="P111"/>
      <text:p text:style-name="P111"><text:tab/>$ sudo pip3 install pylint</text:p>
      <text:p text:style-name="P111"/>
      <text:p text:style-name="P111"><text:tab/>※<text:span text:style-name="T31">vscodeでpylintエラーがでるときは、Ctrl+Shift+pでコマンドパレットを呼び出し、</text:span></text:p>
      <text:p text:style-name="P111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53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3">b)シェバンを使ったファイルの実行　（シェバン：#!に続けてインタプリンタのフルパスを指定する。）</text:p>
      <text:p text:style-name="P19"/>
      <text:p text:style-name="P53">hello2.py</text:p>
      <text:p text:style-name="P19"><draw:frame text:anchor-type="paragraph" draw:z-index="5" draw:name="シェイプ1" draw:style-name="gr4" draw:text-style-name="P153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3">実行権限付与</text:p>
      <text:p text:style-name="P53">$ chmod 775 hello2.py</text:p>
      <text:p text:style-name="P53"/>
      <text:p text:style-name="P53">実行</text:p>
      <text:p text:style-name="P53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53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53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3315086346" text:style-name="L2">
        <text:list-item>
          <text:p text:style-name="P143">str型 --- 文字列 <text:s text:c="12"/>例)abc,あいう</text:p>
        </text:list-item>
        <text:list-item>
          <text:p text:style-name="P143">int型 --- 整数 <text:s text:c="14"/>例)1, 2, 3</text:p>
        </text:list-item>
        <text:list-item>
          <text:p text:style-name="P143">float型 --- 浮動小数点 <text:s text:c="6"/>例)1.2, 2.2, 3.25</text:p>
        </text:list-item>
        <text:list-item>
          <text:p text:style-name="P144"><text:span text:style-name="T1">boolデータ</text:span>型 --- ブール値 <text:s text:c="2"/>例<text:span text:style-name="T1">)True, False</text:span></text:p>
        </text:list-item>
        <text:list-item>
          <text:p text:style-name="P144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874082400" text:style-name="L3">
        <text:list-item>
          <text:p text:style-name="P145">変数名には、スペース（空白文字）を含められない。（空白表現は、_を使う)</text:p>
        </text:list-item>
        <text:list-item>
          <text:p text:style-name="P145">変数名には文字、数値、アンダースコア記号、の３種類の文字だけを使える。</text:p>
        </text:list-item>
        <text:list-item>
          <text:p text:style-name="P145">変数名の１文字目に数字は使えない。</text:p>
        </text:list-item>
        <text:list-item>
          <text:p text:style-name="P145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※グローバル変数とローカル変数</text:p>
      <text:p text:style-name="P61">　関数の外部で宣言した変数をグローバル変数と呼び、関数内でglobalをつけて</text:p>
      <text:p text:style-name="P61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><text:soft-page-break/></text:p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146">print(“表示する文字列”)</text:p>
      <text:p text:style-name="P146"/>
      <text:p text:style-name="P146"/>
      <text:p text:style-name="P146">・例外処理</text:p>
      <text:p text:style-name="P146"/>
      <text:p text:style-name="P147">try:</text:p>
      <text:p text:style-name="P147"><text:tab/>例外が発生する可能性のある処理</text:p>
      <text:p text:style-name="P147"><text:soft-page-break/>except:</text:p>
      <text:p text:style-name="P147"><text:tab/>例外が発生した時に行う処理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oft-page-break/><text:span text:style-name="T24">7</text:span>.入力</text:p>
      <text:p text:style-name="P25"/>
      <text:p text:style-name="P56">moji = input(“文字を入力してください:”)</text:p>
      <text:p text:style-name="P28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7"><text:span text:style-name="T24">8</text:span>.算術・比較・論理</text:p>
      <text:p text:style-name="P23"/>
      <text:p text:style-name="P70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23">演算子</text:p>
          </table:table-cell>
          <table:table-cell table:style-name="表1.A1" office:value-type="string">
            <text:p text:style-name="P124">意味</text:p>
          </table:table-cell>
          <table:table-cell table:style-name="表1.A1" office:value-type="string">
            <text:p text:style-name="P124">例</text:p>
          </table:table-cell>
          <table:table-cell table:style-name="表1.D1" office:value-type="string">
            <text:p text:style-name="P124">評価結果</text:p>
          </table:table-cell>
        </table:table-row>
        <table:table-row>
          <table:table-cell table:style-name="表1.A2" office:value-type="string">
            <text:p text:style-name="P118">**</text:p>
          </table:table-cell>
          <table:table-cell table:style-name="表1.A2" office:value-type="string">
            <text:p text:style-name="P118">累乗</text:p>
          </table:table-cell>
          <table:table-cell table:style-name="表1.A2" office:value-type="string">
            <text:p text:style-name="P117">2 ** 3</text:p>
          </table:table-cell>
          <table:table-cell table:style-name="表1.D2" office:value-type="string">
            <text:p text:style-name="P117">8</text:p>
          </table:table-cell>
        </table:table-row>
        <table:table-row>
          <table:table-cell table:style-name="表1.A2" office:value-type="string">
            <text:p text:style-name="P118">%</text:p>
          </table:table-cell>
          <table:table-cell table:style-name="表1.A2" office:value-type="string">
            <text:p text:style-name="P118">割り算のあまり（剰余）</text:p>
          </table:table-cell>
          <table:table-cell table:style-name="表1.A2" office:value-type="string">
            <text:p text:style-name="P117">14 % 4</text:p>
          </table:table-cell>
          <table:table-cell table:style-name="表1.D2" office:value-type="string">
            <text:p text:style-name="P117">2</text:p>
          </table:table-cell>
        </table:table-row>
        <table:table-row>
          <table:table-cell table:style-name="表1.A2" office:value-type="string">
            <text:p text:style-name="P118">//</text:p>
          </table:table-cell>
          <table:table-cell table:style-name="表1.A2" office:value-type="string">
            <text:p text:style-name="P119">整数の割り算、切り捨て</text:p>
          </table:table-cell>
          <table:table-cell table:style-name="表1.A2" office:value-type="string">
            <text:p text:style-name="P119">13 // 8</text:p>
          </table:table-cell>
          <table:table-cell table:style-name="表1.D2" office:value-type="string">
            <text:p text:style-name="P119">1</text:p>
          </table:table-cell>
        </table:table-row>
        <table:table-row>
          <table:table-cell table:style-name="表1.A2" office:value-type="string">
            <text:p text:style-name="P118">/</text:p>
          </table:table-cell>
          <table:table-cell table:style-name="表1.A2" office:value-type="string">
            <text:p text:style-name="P118">割り算（除算）</text:p>
          </table:table-cell>
          <table:table-cell table:style-name="表1.A2" office:value-type="string">
            <text:p text:style-name="P119">13 / 8</text:p>
          </table:table-cell>
          <table:table-cell table:style-name="表1.D2" office:value-type="string">
            <text:p text:style-name="P119">1.625</text:p>
          </table:table-cell>
        </table:table-row>
        <table:table-row>
          <table:table-cell table:style-name="表1.A2" office:value-type="string">
            <text:p text:style-name="P118">*</text:p>
          </table:table-cell>
          <table:table-cell table:style-name="表1.A2" office:value-type="string">
            <text:p text:style-name="P118">かけ算（積算）</text:p>
          </table:table-cell>
          <table:table-cell table:style-name="表1.A2" office:value-type="string">
            <text:p text:style-name="P119">8 * 2</text:p>
          </table:table-cell>
          <table:table-cell table:style-name="表1.D2" office:value-type="string">
            <text:p text:style-name="P119">16</text:p>
          </table:table-cell>
        </table:table-row>
        <table:table-row>
          <table:table-cell table:style-name="表1.A2" office:value-type="string">
            <text:p text:style-name="P118">-</text:p>
          </table:table-cell>
          <table:table-cell table:style-name="表1.A2" office:value-type="string">
            <text:p text:style-name="P118">引き算（減算）</text:p>
          </table:table-cell>
          <table:table-cell table:style-name="表1.A2" office:value-type="string">
            <text:p text:style-name="P119">7 - 1</text:p>
          </table:table-cell>
          <table:table-cell table:style-name="表1.D2" office:value-type="string">
            <text:p text:style-name="P119">6</text:p>
          </table:table-cell>
        </table:table-row>
        <table:table-row>
          <table:table-cell table:style-name="表1.A2" office:value-type="string">
            <text:p text:style-name="P119">+</text:p>
          </table:table-cell>
          <table:table-cell table:style-name="表1.A2" office:value-type="string">
            <text:p text:style-name="P118">足し算（加算）</text:p>
          </table:table-cell>
          <table:table-cell table:style-name="表1.A2" office:value-type="string">
            <text:p text:style-name="P119">2 + 2</text:p>
          </table:table-cell>
          <table:table-cell table:style-name="表1.D2" office:value-type="string">
            <text:p text:style-name="P119">4</text:p>
          </table:table-cell>
        </table:table-row>
      </table:table>
      <text:p text:style-name="P23"/>
      <text:p text:style-name="P23"/>
      <text:p text:style-name="P71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31">演算子</text:p>
          </table:table-cell>
          <table:table-cell table:style-name="表2.A1" office:value-type="string">
            <text:p text:style-name="P131">意味</text:p>
          </table:table-cell>
          <table:table-cell table:style-name="表2.A1" office:value-type="string">
            <text:p text:style-name="P131">例</text:p>
          </table:table-cell>
          <table:table-cell table:style-name="表2.D1" office:value-type="string">
            <text:p text:style-name="P131">評価結果</text:p>
          </table:table-cell>
        </table:table-row>
        <table:table-row>
          <table:table-cell table:style-name="表2.A2" office:value-type="string">
            <text:p text:style-name="P129">&gt;</text:p>
          </table:table-cell>
          <table:table-cell table:style-name="表2.A2" office:value-type="string">
            <text:p text:style-name="P127">より大きい</text:p>
          </table:table-cell>
          <table:table-cell table:style-name="表2.A2" office:value-type="string">
            <text:p text:style-name="P129">100 &gt; 10</text:p>
          </table:table-cell>
          <table:table-cell table:style-name="表2.D2" office:value-type="string">
            <text:p text:style-name="P129">True</text:p>
          </table:table-cell>
        </table:table-row>
        <table:table-row>
          <table:table-cell table:style-name="表2.A2" office:value-type="string">
            <text:p text:style-name="P129">&lt;</text:p>
          </table:table-cell>
          <table:table-cell table:style-name="表2.A2" office:value-type="string">
            <text:p text:style-name="P127">より小さい</text:p>
          </table:table-cell>
          <table:table-cell table:style-name="表2.A2" office:value-type="string">
            <text:p text:style-name="P129">100 &lt; 10</text:p>
          </table:table-cell>
          <table:table-cell table:style-name="表2.D2" office:value-type="string">
            <text:p text:style-name="P129">False</text:p>
          </table:table-cell>
        </table:table-row>
        <table:table-row>
          <table:table-cell table:style-name="表2.A2" office:value-type="string">
            <text:p text:style-name="P129">&gt;=</text:p>
          </table:table-cell>
          <table:table-cell table:style-name="表2.A2" office:value-type="string">
            <text:p text:style-name="P127">以上</text:p>
          </table:table-cell>
          <table:table-cell table:style-name="表2.A2" office:value-type="string">
            <text:p text:style-name="P129">2 &gt;= 2</text:p>
          </table:table-cell>
          <table:table-cell table:style-name="表2.D2" office:value-type="string">
            <text:p text:style-name="P129">True</text:p>
          </table:table-cell>
        </table:table-row>
        <table:table-row>
          <table:table-cell table:style-name="表2.A2" office:value-type="string">
            <text:p text:style-name="P129">&lt;=</text:p>
          </table:table-cell>
          <table:table-cell table:style-name="表2.A2" office:value-type="string">
            <text:p text:style-name="P127">以下</text:p>
          </table:table-cell>
          <table:table-cell table:style-name="表2.A2" office:value-type="string">
            <text:p text:style-name="P129">1 &lt;= 4</text:p>
          </table:table-cell>
          <table:table-cell table:style-name="表2.D2" office:value-type="string">
            <text:p text:style-name="P129">True</text:p>
          </table:table-cell>
        </table:table-row>
        <table:table-row>
          <table:table-cell table:style-name="表2.A2" office:value-type="string">
            <text:p text:style-name="P128">==</text:p>
          </table:table-cell>
          <table:table-cell table:style-name="表2.A2" office:value-type="string">
            <text:p text:style-name="P127">等価（同じ値か）</text:p>
          </table:table-cell>
          <table:table-cell table:style-name="表2.A2" office:value-type="string">
            <text:p text:style-name="P129">6 == 9</text:p>
          </table:table-cell>
          <table:table-cell table:style-name="表2.D2" office:value-type="string">
            <text:p text:style-name="P129">False</text:p>
          </table:table-cell>
        </table:table-row>
        <table:table-row>
          <table:table-cell table:style-name="表2.A2" office:value-type="string">
            <text:p text:style-name="P127">!<text:span text:style-name="T2">=</text:span></text:p>
          </table:table-cell>
          <table:table-cell table:style-name="表2.A2" office:value-type="string">
            <text:p text:style-name="P127">非等価（違う値か）</text:p>
          </table:table-cell>
          <table:table-cell table:style-name="表2.A2" office:value-type="string">
            <text:p text:style-name="P129">3 != 2</text:p>
          </table:table-cell>
          <table:table-cell table:style-name="表2.D2" office:value-type="string">
            <text:p text:style-name="P129">True</text:p>
          </table:table-cell>
        </table:table-row>
      </table:table>
      <text:p text:style-name="P71"/>
      <text:p text:style-name="P71"/>
      <text:p text:style-name="P71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32">演算子</text:p>
          </table:table-cell>
          <table:table-cell table:style-name="表3.A1" office:value-type="string">
            <text:p text:style-name="P131">意味</text:p>
          </table:table-cell>
          <table:table-cell table:style-name="表3.A1" office:value-type="string">
            <text:p text:style-name="P131">例</text:p>
          </table:table-cell>
          <table:table-cell table:style-name="表3.D1" office:value-type="string">
            <text:p text:style-name="P131">評価結果</text:p>
          </table:table-cell>
        </table:table-row>
        <table:table-row>
          <table:table-cell table:style-name="表3.A2" office:value-type="string">
            <text:p text:style-name="P130">and</text:p>
          </table:table-cell>
          <table:table-cell table:style-name="表3.A2" office:value-type="string">
            <text:p text:style-name="P127">かつ</text:p>
          </table:table-cell>
          <table:table-cell table:style-name="表3.A2" office:value-type="string">
            <text:p text:style-name="P130">True and True</text:p>
          </table:table-cell>
          <table:table-cell table:style-name="表3.D2" office:value-type="string">
            <text:p text:style-name="P130">True</text:p>
          </table:table-cell>
        </table:table-row>
        <table:table-row>
          <table:table-cell table:style-name="表3.A2" office:value-type="string">
            <text:p text:style-name="P130">or</text:p>
          </table:table-cell>
          <table:table-cell table:style-name="表3.A2" office:value-type="string">
            <text:p text:style-name="P127">あるいは</text:p>
          </table:table-cell>
          <table:table-cell table:style-name="表3.A2" office:value-type="string">
            <text:p text:style-name="P130">True or False</text:p>
          </table:table-cell>
          <table:table-cell table:style-name="表3.D2" office:value-type="string">
            <text:p text:style-name="P130">True</text:p>
          </table:table-cell>
        </table:table-row>
        <table:table-row>
          <table:table-cell table:style-name="表3.A2" office:value-type="string">
            <text:p text:style-name="P130">not</text:p>
          </table:table-cell>
          <table:table-cell table:style-name="表3.A2" office:value-type="string">
            <text:p text:style-name="P127">否定</text:p>
          </table:table-cell>
          <table:table-cell table:style-name="表3.A2" office:value-type="string">
            <text:p text:style-name="P130">not True</text:p>
          </table:table-cell>
          <table:table-cell table:style-name="表3.D2" office:value-type="string">
            <text:p text:style-name="P130">False</text:p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8"><text:span text:style-name="T24">9</text:span>.配列（コンテナ）</text:p>
      <text:p text:style-name="P24"/>
      <text:p text:style-name="P72">a)リスト（配列作成後、変更可）</text:p>
      <text:p text:style-name="P72"/>
      <text:p text:style-name="P72">・空のリスト作成</text:p>
      <text:p text:style-name="P72"/>
      <text:p text:style-name="P73"><text:tab/><text:tab/>fruit = list()</text:p>
      <text:p text:style-name="P73"><text:tab/><text:tab/>print(fruit)</text:p>
      <text:p text:style-name="P73"/>
      <text:p text:style-name="P73"><text:tab/><text:tab/>&gt;&gt; []</text:p>
      <text:p text:style-name="P73"/>
      <text:p text:style-name="P73"><text:s/><text:tab/>又は、</text:p>
      <text:p text:style-name="P73"/>
      <text:p text:style-name="P73"><text:tab/><text:tab/>fruit = []</text:p>
      <text:p text:style-name="P73"><text:tab/><text:tab/>print(fruit)</text:p>
      <text:p text:style-name="P73"/>
      <text:p text:style-name="P73"><text:tab/><text:tab/>&gt;&gt; []</text:p>
      <text:p text:style-name="P73"/>
      <text:p text:style-name="P73">・リスト作成</text:p>
      <text:p text:style-name="P29"/>
      <text:p text:style-name="P29"><text:tab/><text:tab/><text:span text:style-name="T4">fruit = [“Apple”,”Orange”,”Pear”]</text:span></text:p>
      <text:p text:style-name="P29"><text:tab/><text:tab/><text:span text:style-name="T4">print(fruit)</text:span></text:p>
      <text:p text:style-name="P29"/>
      <text:p text:style-name="P29"><text:tab/><text:tab/><text:span text:style-name="T4">&gt;&gt; [‘Apple’, ‘Orange’, ‘Pear’]</text:span></text:p>
      <text:p text:style-name="P29"/>
      <text:p text:style-name="P29">・インデックス</text:p>
      <text:p text:style-name="P29"/>
      <text:p text:style-name="P29"><text:tab/><text:tab/><text:span text:style-name="T5">fruit=[“Apple”,”Orange”,”Pear”]</text:span></text:p>
      <text:p text:style-name="P29"><text:tab/><text:tab/><text:span text:style-name="T5">print(fruit[0])</text:span></text:p>
      <text:p text:style-name="P29"/>
      <text:p text:style-name="P29"><text:tab/><text:tab/><text:span text:style-name="T5">&gt;&gt; ‘Apple’</text:span></text:p>
      <text:p text:style-name="P29"/>
      <text:p text:style-name="P29"><text:tab/><text:tab/><text:span text:style-name="T5">print(fruit[2])</text:span></text:p>
      <text:p text:style-name="P29"/>
      <text:p text:style-name="P29"><text:tab/><text:tab/><text:span text:style-name="T5">&gt;&gt; ‘Pear’</text:span></text:p>
      <text:p text:style-name="P29"/>
      <text:p text:style-name="P29">・リストを末尾に追加（<text:span text:style-name="T5">appendメソッド）</text:span></text:p>
      <text:p text:style-name="P29"><text:soft-page-break/></text:p>
      <text:p text:style-name="P29"><text:tab/><text:tab/><text:span text:style-name="T4">fruit = [“Apple”,”Orange”,”Pear”]</text:span></text:p>
      <text:p text:style-name="P29"><text:tab/><text:tab/><text:span text:style-name="T4">fruit.append(“Banana”)</text:span></text:p>
      <text:p text:style-name="P29"><text:tab/><text:tab/><text:span text:style-name="T4">fruit.append(“Peach”)</text:span></text:p>
      <text:p text:style-name="P29"><text:tab/><text:tab/><text:span text:style-name="T4">print(fruit)</text:span></text:p>
      <text:p text:style-name="P29"/>
      <text:p text:style-name="P29"><text:tab/><text:tab/><text:span text:style-name="T4">&gt;&gt;[‘Apple’, ‘Orange’, ‘Pear’, ‘Banana’, ‘Peach’]</text:span></text:p>
      <text:p text:style-name="P29"/>
      <text:p text:style-name="P29">・リストの末尾から削除（<text:span text:style-name="T5">popメソッド）</text:span></text:p>
      <text:p text:style-name="P29"/>
      <text:p text:style-name="P29"><text:tab/><text:tab/><text:span text:style-name="T5">colors = [“blue”, “green”, “yellow”]</text:span></text:p>
      <text:p text:style-name="P29"><text:tab/><text:tab/><text:span text:style-name="T5">print(colors)</text:span></text:p>
      <text:p text:style-name="P29"/>
      <text:p text:style-name="P29"><text:tab/><text:tab/><text:span text:style-name="T5">&gt;&gt; [‘blue’, ‘green’, ‘yellow’]</text:span></text:p>
      <text:p text:style-name="P29"/>
      <text:p text:style-name="P29"><text:tab/><text:tab/><text:span text:style-name="T5">item = colors.pop()</text:span></text:p>
      <text:p text:style-name="P29"><text:tab/><text:tab/><text:span text:style-name="T5">print(item)</text:span></text:p>
      <text:p text:style-name="P29"/>
      <text:p text:style-name="P29"><text:tab/><text:tab/><text:span text:style-name="T5">&gt;&gt; ‘yellow’</text:span></text:p>
      <text:p text:style-name="P29"/>
      <text:p text:style-name="P29"><text:tab/><text:tab/><text:span text:style-name="T5">print(colors)</text:span></text:p>
      <text:p text:style-name="P29"/>
      <text:p text:style-name="P29"><text:tab/><text:tab/><text:span text:style-name="T5">&gt;&gt; [‘blue’, ‘green’]</text:span></text:p>
      <text:p text:style-name="P29"/>
      <text:p text:style-name="P29">・リストの連結（<text:span text:style-name="T6">+）</text:span></text:p>
      <text:p text:style-name="P29"/>
      <text:p text:style-name="P29"><text:tab/><text:tab/><text:span text:style-name="T5">colors1 = [“blue”, “green”]</text:span></text:p>
      <text:p text:style-name="P29"><text:tab/><text:tab/><text:span text:style-name="T5">colors2 = [“yellow”, “black”]</text:span></text:p>
      <text:p text:style-name="P29"><text:tab/><text:tab/><text:span text:style-name="T6">colors3 = colors1 + colors2</text:span></text:p>
      <text:p text:style-name="P29"><text:tab/><text:tab/><text:span text:style-name="T6">print(colors3)</text:span></text:p>
      <text:p text:style-name="P29"/>
      <text:p text:style-name="P29"><text:tab/><text:tab/><text:span text:style-name="T6">&gt;&gt; [‘blue’, ‘green’, ‘yellow’, ‘black’]</text:span></text:p>
      <text:p text:style-name="P29"/>
      <text:p text:style-name="P29">・リストに含まれているか調べる（<text:span text:style-name="T6">in, not in）</text:span></text:p>
      <text:p text:style-name="P29"/>
      <text:p text:style-name="P29"><text:tab/><text:tab/><text:span text:style-name="T6">colors = [“blue”, “green”, “yellow”]</text:span></text:p>
      <text:p text:style-name="P29"><text:tab/><text:tab/><text:span text:style-name="T6">print(“green” in colors)</text:span></text:p>
      <text:p text:style-name="P29"/>
      <text:p text:style-name="P29"><text:tab/><text:tab/><text:span text:style-name="T6">&gt;&gt; True</text:span></text:p>
      <text:p text:style-name="P29"/>
      <text:p text:style-name="P29"><text:tab/><text:tab/>※要素が入っていないことを調べるには、<text:span text:style-name="T6">not in演算子</text:span></text:p>
      <text:p text:style-name="P29"/>
      <text:p text:style-name="P29">・リストのサイズ（<text:span text:style-name="T6">len）</text:span></text:p>
      <text:p text:style-name="P29"/>
      <text:p text:style-name="P29"><text:tab/><text:tab/><text:span text:style-name="T6">colors = [“blue”, “green”, “yellow”]</text:span></text:p>
      <text:p text:style-name="P29"><text:soft-page-break/><text:tab/><text:tab/><text:span text:style-name="T6">print(len(colors))</text:span></text:p>
      <text:p text:style-name="P29"/>
      <text:p text:style-name="P29"><text:tab/><text:tab/><text:span text:style-name="T6">&gt;&gt; 3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2">b)タプル（配列作成後、変更不可）</text:p>
      <text:p text:style-name="P31"/>
      <text:p text:style-name="P29">・タプル作成</text:p>
      <text:p text:style-name="P29"/>
      <text:p text:style-name="P29"><text:tab/><text:tab/><text:span text:style-name="T7">colors = (“blue”, “green”, “yellow”)</text:span></text:p>
      <text:p text:style-name="P29"><text:tab/><text:tab/><text:span text:style-name="T7">print(colors)</text:span></text:p>
      <text:p text:style-name="P29"/>
      <text:p text:style-name="P29"><text:tab/><text:tab/><text:span text:style-name="T7">&gt;&gt; (‘blue’, ‘green’, ‘yellow’)</text:span></text:p>
      <text:p text:style-name="P29"/>
      <text:p text:style-name="P29">・インデックス</text:p>
      <text:p text:style-name="P29"/>
      <text:p text:style-name="P29"><text:tab/><text:tab/><text:span text:style-name="T7">colors = (“blue”, “green”, “yellow”)</text:span></text:p>
      <text:p text:style-name="P29"><text:tab/><text:tab/><text:span text:style-name="T7">print(colors[1])</text:span></text:p>
      <text:p text:style-name="P29"/>
      <text:p text:style-name="P29"><text:tab/><text:tab/><text:span text:style-name="T7">&gt;&gt; ‘green’</text:span></text:p>
      <text:p text:style-name="P29"/>
      <text:p text:style-name="P29">・タプルに含まれているか調べる（<text:span text:style-name="T7">in, not in）</text:span></text:p>
      <text:p text:style-name="P29"/>
      <text:p text:style-name="P29"><text:tab/><text:tab/><text:span text:style-name="T7">colors = (“blue”, “green”, “yellow”)</text:span></text:p>
      <text:p text:style-name="P29"><text:tab/><text:tab/><text:span text:style-name="T7">print(“blue” in colors)</text:span></text:p>
      <text:p text:style-name="P29"/>
      <text:p text:style-name="P29"><text:tab/><text:tab/><text:span text:style-name="T7">&gt;&gt; True</text:span></text:p>
      <text:p text:style-name="P29"/>
      <text:p text:style-name="P29"><text:tab/><text:tab/>※要素が入っていないか調べるには、<text:span text:style-name="T7">not in演算子を使う。</text:span></text:p>
      <text:p text:style-name="P29"/>
      <text:p text:style-name="P29"/>
      <text:p text:style-name="P33">c)辞書</text:p>
      <text:p text:style-name="P33"/>
      <text:p text:style-name="P33">・辞書データ作成</text:p>
      <text:p text:style-name="P33"/>
      <text:p text:style-name="P33"><text:tab/><text:tab/>辞書名 = [キー] [値]</text:p>
      <text:p text:style-name="P33"/>
      <text:p text:style-name="P33"><text:tab/><text:tab/>fruits = {“Apple”: “Red”,</text:p>
      <text:p text:style-name="P33"><text:tab/><text:tab/><text:tab/> <text:s text:c="3"/>“Banana”: “yellow”}</text:p>
      <text:p text:style-name="P33"/>
      <text:p text:style-name="P33"><text:tab/><text:tab/>print(fruits[“Apple”])</text:p>
      <text:p text:style-name="P33"><text:soft-page-break/></text:p>
      <text:p text:style-name="P33"><text:tab/><text:tab/>&gt;&gt; ‘Red’</text:p>
      <text:p text:style-name="P33"/>
      <text:p text:style-name="P33">・辞書追加</text:p>
      <text:p text:style-name="P33"><text:tab/><text:tab/></text:p>
      <text:p text:style-name="P33"><text:tab/><text:tab/><text:span text:style-name="T8">fruits[“Peach”] = “pink”</text:span></text:p>
      <text:p text:style-name="P33"><text:tab/><text:tab/><text:span text:style-name="T8">print(fruits)</text:span></text:p>
      <text:p text:style-name="P33"/>
      <text:p text:style-name="P33"><text:tab/><text:tab/><text:span text:style-name="T8">&gt;&gt; {‘Apple’: ‘Red’, ‘Banana’: ‘yellow’, ‘Peach’: ‘pink’}</text:span></text:p>
      <text:p text:style-name="P33"/>
      <text:p text:style-name="P33"/>
      <text:p text:style-name="P33">・辞書削除</text:p>
      <text:p text:style-name="P33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<text:span text:style-name="T9">del fruits[“Apple”]</text:span></text:p>
      <text:p text:style-name="P34"><text:tab/><text:tab/><text:span text:style-name="T9">print(fruits)</text:span></text:p>
      <text:p text:style-name="P34"/>
      <text:p text:style-name="P34"><text:tab/><text:tab/><text:span text:style-name="T9">&gt;&gt; {‘Banana’: ‘yellow’}</text:span></text:p>
      <text:p text:style-name="P34"/>
      <text:p text:style-name="P34">・辞書<text:span text:style-name="T3">に含まれているか調べる（in, not in）</text:span></text:p>
      <text:p text:style-name="P30"/>
      <text:p text:style-name="P30"><text:tab/><text:tab/><text:span text:style-name="T7">fruits = {“Apple”: “Red”,</text:span></text:p>
      <text:p text:style-name="P34"><text:tab/><text:tab/><text:tab/> <text:s text:c="3"/>“Banana”: “yellow”}</text:p>
      <text:p text:style-name="P34"><text:tab/><text:tab/><text:span text:style-name="T9">print(“Apple” in fruits”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25">方法</text:p>
          </table:table-cell>
          <table:table-cell table:style-name="表4.B1" office:value-type="string">
            <text:p text:style-name="P126">説明</text:p>
          </table:table-cell>
        </table:table-row>
        <table:table-row>
          <table:table-cell table:style-name="表4.A2" office:value-type="string">
            <text:p text:style-name="P120">list(辞書.keys())</text:p>
          </table:table-cell>
          <table:table-cell table:style-name="表4.B2" office:value-type="string">
            <text:p text:style-name="P115">キーの一覧をリストで得る</text:p>
          </table:table-cell>
        </table:table-row>
        <table:table-row>
          <table:table-cell table:style-name="表4.A2" office:value-type="string">
            <text:p text:style-name="P120">sorted(辞書.keys())</text:p>
          </table:table-cell>
          <table:table-cell table:style-name="表4.B2" office:value-type="string">
            <text:p text:style-name="P115">キーの一覧をソート済みのリストで得る</text:p>
          </table:table-cell>
        </table:table-row>
        <table:table-row>
          <table:table-cell table:style-name="表4.A2" office:value-type="string">
            <text:p text:style-name="P115">辞書.<text:span text:style-name="T10">values()</text:span></text:p>
          </table:table-cell>
          <table:table-cell table:style-name="表4.B2" office:value-type="string">
            <text:p text:style-name="P115">値の一覧を得る</text:p>
          </table:table-cell>
        </table:table-row>
        <table:table-row>
          <table:table-cell table:style-name="表4.A2" office:value-type="string">
            <text:p text:style-name="P120">list(辞書.items())</text:p>
          </table:table-cell>
          <table:table-cell table:style-name="表4.B2" office:value-type="string">
            <text:p text:style-name="P120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5"/>
      <text:p text:style-name="P37">a)インデックス</text:p>
      <text:p text:style-name="P37"/>
      <text:p text:style-name="P37"><text:tab/>moji = “cat”</text:p>
      <text:p text:style-name="P37"><text:tab/>print(moji[0])</text:p>
      <text:p text:style-name="P37"><text:tab/>print(moji[1])</text:p>
      <text:p text:style-name="P37"><text:tab/>print(moji[2])</text:p>
      <text:p text:style-name="P37"/>
      <text:p text:style-name="P37"><text:tab/>&gt;&gt; ‘c’</text:p>
      <text:p text:style-name="P37"><text:tab/>&gt;&gt; ‘a’</text:p>
      <text:p text:style-name="P37"><text:tab/>&gt;&gt; ‘t’</text:p>
      <text:p text:style-name="P37"/>
      <text:p text:style-name="P35"><text:span text:style-name="T11">b</text:span>)文字列の足し算</text:p>
      <text:p text:style-name="P35"/>
      <text:p text:style-name="P35"><text:tab/>moji = “cat” + “ in “ + “the” + “ hat”</text:p>
      <text:p text:style-name="P35"><text:tab/>print(moji)</text:p>
      <text:p text:style-name="P35"/>
      <text:p text:style-name="P35"><text:tab/>&gt;&gt; cat in the hat</text:p>
      <text:p text:style-name="P35"/>
      <text:p text:style-name="P35"><text:span text:style-name="T11">c</text:span>)文字列のかけ算</text:p>
      <text:p text:style-name="P35"/>
      <text:p text:style-name="P35"><text:tab/>moji = “cat” * 3</text:p>
      <text:p text:style-name="P35"><text:tab/>print(moji)</text:p>
      <text:p text:style-name="P35"/>
      <text:p text:style-name="P35"><text:tab/>&gt;&gt; catcatcat</text:p>
      <text:p text:style-name="P35"/>
      <text:p text:style-name="P35"><text:span text:style-name="T11">d</text:span>)大文字小文字変換</text:p>
      <text:p text:style-name="P35"/>
      <text:p text:style-name="P35"><text:tab/>・全て大文字に変換（<text:span text:style-name="T11">upperメソッド）</text:span></text:p>
      <text:p text:style-name="P35"/>
      <text:p text:style-name="P35"><text:soft-page-break/><text:tab/><text:tab/>moji = “Cat in the Hat”</text:p>
      <text:p text:style-name="P35"><text:tab/><text:tab/><text:span text:style-name="T11">moji = </text:span>moji.upper()</text:p>
      <text:p text:style-name="P35"><text:tab/><text:tab/>print(moji)</text:p>
      <text:p text:style-name="P35"/>
      <text:p text:style-name="P36"><text:tab/><text:tab/>&gt;&gt; CAT IN THE HAT</text:p>
      <text:p text:style-name="P36"/>
      <text:p text:style-name="P36"><text:tab/>・全てを小文字に変換（<text:span text:style-name="T11">lowerメソッド）</text:span></text:p>
      <text:p text:style-name="P36"/>
      <text:p text:style-name="P36"><text:tab/><text:tab/><text:span text:style-name="T11">moji = “Cat in the Hat”</text:span></text:p>
      <text:p text:style-name="P36"><text:tab/><text:tab/><text:span text:style-name="T11">moji = moji.lower()</text:span></text:p>
      <text:p text:style-name="P36"><text:tab/><text:tab/><text:span text:style-name="T11">print(moji)</text:span></text:p>
      <text:p text:style-name="P36"/>
      <text:p text:style-name="P36"><text:tab/><text:tab/><text:span text:style-name="T11">&gt;&gt; cat in the hat</text:span></text:p>
      <text:p text:style-name="P36"/>
      <text:p text:style-name="P36"><text:tab/>・文字列の最初の文字だけ大文字（キャピタライズ）（<text:span text:style-name="T11">capitalizeメソッド）</text:span></text:p>
      <text:p text:style-name="P36"/>
      <text:p text:style-name="P36"><text:tab/><text:tab/><text:span text:style-name="T11">moji = “cat in the Hat”</text:span></text:p>
      <text:p text:style-name="P36"><text:tab/><text:tab/><text:span text:style-name="T11">moji = moji.capitalize()</text:span></text:p>
      <text:p text:style-name="P36"><text:tab/><text:tab/><text:span text:style-name="T11">print(moji)</text:span></text:p>
      <text:p text:style-name="P36"/>
      <text:p text:style-name="P36"><text:tab/><text:tab/><text:span text:style-name="T11">&gt;&gt; Cat in the hat</text:span></text:p>
      <text:p text:style-name="P36"/>
      <text:p text:style-name="P37">e)書式化（<text:span text:style-name="T12">formatメソッド）</text:span></text:p>
      <text:p text:style-name="P37"/>
      <text:p text:style-name="P37"><text:tab/><text:span text:style-name="T12">moji = “こんにちは、{}”.format(“いい天気ですね”)</text:span></text:p>
      <text:p text:style-name="P37"><text:tab/><text:span text:style-name="T12">print(moji)</text:span></text:p>
      <text:p text:style-name="P37"/>
      <text:p text:style-name="P37"><text:tab/><text:span text:style-name="T12">&gt;&gt; こんにちは、いい天気ですね</text:span></text:p>
      <text:p text:style-name="P37"/>
      <text:p text:style-name="P37"><text:tab/><text:span text:style-name="T12">moji = “こんにちは、{0}{1}{2}”.format(“いい”, “天気”, “ですね”)</text:span></text:p>
      <text:p text:style-name="P37"><text:tab/><text:span text:style-name="T12">print(moji)</text:span></text:p>
      <text:p text:style-name="P37"/>
      <text:p text:style-name="P37"><text:tab/><text:span text:style-name="T12">&gt;&gt; こんにちは、いい天気ですね</text:span></text:p>
      <text:p text:style-name="P37"/>
      <text:p text:style-name="P37"><text:tab/><text:span text:style-name="T12">moji = “こんにちは、{name}{san}”.format(name=”高橋”, san=”さん”)</text:span></text:p>
      <text:p text:style-name="P37"><text:tab/><text:span text:style-name="T12">print(moji)</text:span></text:p>
      <text:p text:style-name="P37"/>
      <text:p text:style-name="P37"><text:tab/><text:span text:style-name="T12">&gt;&gt; こんにちは、高橋さん</text:span></text:p>
      <text:p text:style-name="P37"/>
      <text:p text:style-name="P38">f)分割（splitメソッド）</text:p>
      <text:p text:style-name="P38"/>
      <text:p text:style-name="P38"><text:tab/><text:span text:style-name="T13">moji = “こんにちは、いい天気ですね。”.split(“、”)</text:span></text:p>
      <text:p text:style-name="P38"><text:tab/><text:span text:style-name="T13">print(moji)</text:span></text:p>
      <text:p text:style-name="P38"/>
      <text:p text:style-name="P38"><text:soft-page-break/><text:tab/><text:span text:style-name="T13">&gt;&gt; ['こんにちは', 'いい天気ですね。']</text:span></text:p>
      <text:p text:style-name="P38"/>
      <text:p text:style-name="P39">g)結合（joinメソッド)</text:p>
      <text:p text:style-name="P39"/>
      <text:p text:style-name="P39"><text:tab/>moji = “<text:span text:style-name="T14">abc”</text:span></text:p>
      <text:p text:style-name="P39"><text:tab/><text:span text:style-name="T14">moji = “+”.join(moji)</text:span></text:p>
      <text:p text:style-name="P39"><text:tab/><text:span text:style-name="T14">print(moji)</text:span></text:p>
      <text:p text:style-name="P39"/>
      <text:p text:style-name="P39"><text:tab/><text:span text:style-name="T14">&gt;&gt; a+b+c</text:span></text:p>
      <text:p text:style-name="P39"/>
      <text:p text:style-name="P40">h)空白除去（stripメソッド）</text:p>
      <text:p text:style-name="P40"><text:tab/></text:p>
      <text:p text:style-name="P40"><text:tab/>moji = “ <text:s text:c="2"/>abc <text:s text:c="2"/>“</text:p>
      <text:p text:style-name="P40"><text:tab/>moji = moji.strip()</text:p>
      <text:p text:style-name="P40"><text:tab/>print(moji)</text:p>
      <text:p text:style-name="P40"><text:tab/>&gt;&gt; abc</text:p>
      <text:p text:style-name="P40">i)置換え（replaceメソッド）</text:p>
      <text:p text:style-name="P40"/>
      <text:p text:style-name="P40"><text:tab/>moji = “aabbcc”</text:p>
      <text:p text:style-name="P40"><text:tab/>moji = moji.replace(“a”, “g”)</text:p>
      <text:p text:style-name="P40"><text:tab/>print(moji)</text:p>
      <text:p text:style-name="P40"/>
      <text:p text:style-name="P40"><text:tab/>&gt;&gt; ggbbcc</text:p>
      <text:p text:style-name="P40"/>
      <text:p text:style-name="P40">j)文字を探す（indexメソッド）</text:p>
      <text:p text:style-name="P40"/>
      <text:p text:style-name="P40"><text:tab/>moji = “abcde”</text:p>
      <text:p text:style-name="P40"><text:tab/>print(moji.index(“c”))</text:p>
      <text:p text:style-name="P40"/>
      <text:p text:style-name="P40"><text:tab/>&gt;&gt; 2</text:p>
      <text:p text:style-name="P40"/>
      <text:p text:style-name="P40"><text:tab/>・文字列に含まれているかどうか調べる</text:p>
      <text:p text:style-name="P40"/>
      <text:p text:style-name="P40"><text:tab/><text:tab/><text:span text:style-name="T15">moji = “abcde”</text:span></text:p>
      <text:p text:style-name="P40"><text:tab/><text:tab/><text:span text:style-name="T15">try:</text:span></text:p>
      <text:p text:style-name="P40"><text:tab/><text:tab/><text:tab/><text:span text:style-name="T15">print(moji.index(“z”))</text:span></text:p>
      <text:p text:style-name="P40"><text:tab/><text:tab/><text:span text:style-name="T15">except:</text:span></text:p>
      <text:p text:style-name="P40"><text:tab/><text:tab/><text:tab/><text:span text:style-name="T15">print(“Not found.”)</text:span></text:p>
      <text:p text:style-name="P40"/>
      <text:p text:style-name="P40"><text:tab/><text:tab/><text:span text:style-name="T15">&gt;&gt; Not found.</text:span></text:p>
      <text:p text:style-name="P40"/>
      <text:p text:style-name="P41">k)抱含（指定した文字列を含んでいるかどうか？）（in演算子）</text:p>
      <text:p text:style-name="P41"/>
      <text:p text:style-name="P41"><text:tab/>moji = “Cat in the hat.”</text:p>
      <text:p text:style-name="P41"><text:tab/><text:span text:style-name="T16">print(</text:span>“Cat” in moji<text:span text:style-name="T16">)</text:span></text:p>
      <text:p text:style-name="P41"><text:soft-page-break/></text:p>
      <text:p text:style-name="P41"><text:tab/>&gt;&gt; True</text:p>
      <text:p text:style-name="P41"/>
      <text:p text:style-name="P41"><text:tab/>※<text:span text:style-name="T16">not in で含んでいないかを確認できる。</text:span></text:p>
      <text:p text:style-name="P41"/>
      <text:p text:style-name="P42">l)エスケープ文字（特殊文字を文字として認識させる）（\）</text:p>
      <text:p text:style-name="P42"/>
      <text:p text:style-name="P42"><text:tab/>moji = “こんにちは、いい\”天気\”ですね”</text:p>
      <text:p text:style-name="P42"><text:tab/>print(moji)</text:p>
      <text:p text:style-name="P42"/>
      <text:p text:style-name="P42"><text:tab/>&gt;&gt; こんにちは、いい”天気”ですね</text:p>
      <text:p text:style-name="P42"/>
      <text:p text:style-name="P42">m)改行（\n）</text:p>
      <text:p text:style-name="P42"/>
      <text:p text:style-name="P42"><text:tab/>moji = “line1\nline2\nline3”</text:p>
      <text:p text:style-name="P42"><text:tab/>print(moji)</text:p>
      <text:p text:style-name="P42"><text:tab/>&gt;&gt; line1</text:p>
      <text:p text:style-name="P42"><text:tab/>&gt;&gt;line2</text:p>
      <text:p text:style-name="P42"><text:tab/>&gt;&gt;line3</text:p>
      <text:p text:style-name="P42"/>
      <text:p text:style-name="P42">n)スライス（[イテラブル][[開始インデックス] : [終了インデックス]）</text:p>
      <text:p text:style-name="P42"/>
      <text:p text:style-name="P42"><text:tab/>moji = [“マリオ”, “リンク”, “ドンキーコング”, “カービィ”, “インクリング”]</text:p>
      <text:p text:style-name="P43"><text:tab/>print(moji[0:<text:span text:style-name="T17">3])</text:span></text:p>
      <text:p text:style-name="P43"/>
      <text:p text:style-name="P43"><text:tab/><text:span text:style-name="T17">&gt;&gt; </text:span><text:s/>['マリオ', 'リンク', 'ドンキーコング']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">1<text:span text:style-name="T24">1</text:span>.条件文（if）</text:p>
      <text:p text:style-name="P44"/>
      <text:p text:style-name="P44">・if文</text:p>
      <text:p text:style-name="P44"/>
      <text:p text:style-name="P44"><text:tab/>home = “東京”</text:p>
      <text:p text:style-name="P44"/>
      <text:p text:style-name="P44"><text:tab/>if home == “神奈川”:</text:p>
      <text:p text:style-name="P44"><text:tab/><text:tab/>print(“神奈川に住んでいます。”)</text:p>
      <text:p text:style-name="P44"><text:tab/>elif home == “東京”:</text:p>
      <text:p text:style-name="P44"><text:tab/><text:tab/>print(“東京に住んでいます。”)</text:p>
      <text:p text:style-name="P44"><text:tab/>else:</text:p>
      <text:p text:style-name="P44"><text:tab/><text:tab/>print(“どこにも住んでいません。”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">1<text:span text:style-name="T24">2</text:span>.<text:span text:style-name="T18">繰り返し(for・while)</text:span></text:p>
      <text:p text:style-name="P44"/>
      <text:p text:style-name="P46">・for文</text:p>
      <text:p text:style-name="P46"/>
      <text:p text:style-name="P46"><text:tab/>fruits = [“Apple”, “Banana”, “Peach”]</text:p>
      <text:p text:style-name="P46"><text:tab/>for kudamono in fruits:</text:p>
      <text:p text:style-name="P46"><text:tab/><text:tab/>print(kudamono)</text:p>
      <text:p text:style-name="P46"/>
      <text:p text:style-name="P46"><text:tab/>&gt;&gt; Apple</text:p>
      <text:p text:style-name="P46"><text:tab/>&gt;&gt; Banana</text:p>
      <text:p text:style-name="P46"><text:tab/>&gt;&gt; Peach</text:p>
      <text:p text:style-name="P46"/>
      <text:p text:style-name="P46"/>
      <text:p text:style-name="P46">・<text:span text:style-name="T19">enumerate関数（インデックス番号と要素を順に取得する関数）</text:span></text:p>
      <text:p text:style-name="P46"/>
      <text:p text:style-name="P47"><text:tab/>fruits = [“Apple”, “Banana”, “Peach”]</text:p>
      <text:p text:style-name="P47"><text:tab/>for kudamono in <text:span text:style-name="T19">enumerate(</text:span>fruits<text:span text:style-name="T19">)</text:span>:</text:p>
      <text:p text:style-name="P47"><text:tab/><text:tab/>print(kudamono)</text:p>
      <text:p text:style-name="P47"/>
      <text:p text:style-name="P47"><text:tab/>&gt;&gt; <text:span text:style-name="T19">(0, ‘</text:span>Apple’<text:span text:style-name="T19">)</text:span></text:p>
      <text:p text:style-name="P47"><text:tab/>&gt;&gt; <text:span text:style-name="T19">(1, ‘</text:span>Banana’<text:span text:style-name="T19">)</text:span></text:p>
      <text:p text:style-name="P47"><text:tab/>&gt;&gt; <text:span text:style-name="T19">(2, ‘</text:span>Peach’<text:span text:style-name="T19">)</text:span></text:p>
      <text:p text:style-name="P47"/>
      <text:p text:style-name="P47"/>
      <text:p text:style-name="P47">・<text:span text:style-name="T19">range関数</text:span></text:p>
      <text:p text:style-name="P47"><text:soft-page-break/></text:p>
      <text:p text:style-name="P47"><text:tab/><text:span text:style-name="T19">for i in range(1, 5):</text:span></text:p>
      <text:p text:style-name="P47"><text:tab/><text:tab/><text:span text:style-name="T19">print(i)</text:span></text:p>
      <text:p text:style-name="P47"/>
      <text:p text:style-name="P47"><text:tab/><text:span text:style-name="T19">&gt;&gt; 1</text:span></text:p>
      <text:p text:style-name="P47"><text:tab/><text:span text:style-name="T19">&gt;&gt; 2</text:span></text:p>
      <text:p text:style-name="P47"><text:tab/><text:span text:style-name="T19">&gt;&gt; 3</text:span></text:p>
      <text:p text:style-name="P47"><text:tab/><text:span text:style-name="T19">&gt;&gt; 4</text:span></text:p>
      <text:p text:style-name="P47"/>
      <text:p text:style-name="P57"><text:tab/>例：range(3) … 0, 1, 2</text:p>
      <text:p text:style-name="P57"><text:tab/> <text:s text:c="6"/>range(1, 5)…1, 2, 3, 4</text:p>
      <text:p text:style-name="P57"><text:tab/> <text:s text:c="6"/>range(0, 10, 2)…0, 2, 4, 6, 8</text:p>
      <text:p text:style-name="P57"/>
      <text:p text:style-name="P57"><text:tab/>※指定したアタの直前まで出力される。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>・<text:span text:style-name="T19">while文</text:span></text:p>
      <text:p text:style-name="P47"/>
      <text:p text:style-name="P47"><text:tab/><text:span text:style-name="T19">x = 5</text:span></text:p>
      <text:p text:style-name="P47"><text:tab/><text:span text:style-name="T19">while x &gt; 0:</text:span></text:p>
      <text:p text:style-name="P47"><text:tab/><text:tab/><text:span text:style-name="T19">print(“{}”.format(x))</text:span></text:p>
      <text:p text:style-name="P47"><text:tab/><text:tab/><text:span text:style-name="T19">x -= 1</text:span></text:p>
      <text:p text:style-name="P47"><text:tab/><text:span text:style-name="T19">print(“end”)</text:span></text:p>
      <text:p text:style-name="P47"/>
      <text:p text:style-name="P47"><text:tab/><text:span text:style-name="T19">&gt;&gt; 5</text:span></text:p>
      <text:p text:style-name="P47"><text:tab/><text:span text:style-name="T19">&gt;&gt; 4</text:span></text:p>
      <text:p text:style-name="P47"><text:tab/><text:span text:style-name="T19">&gt;&gt; 3</text:span></text:p>
      <text:p text:style-name="P47"><text:tab/><text:span text:style-name="T19">&gt;&gt; 2</text:span></text:p>
      <text:p text:style-name="P47"><text:tab/><text:span text:style-name="T19">&gt;&gt; 1</text:span></text:p>
      <text:p text:style-name="P47"><text:tab/><text:span text:style-name="T19">&gt;&gt; end</text:span></text:p>
      <text:p text:style-name="P47"/>
      <text:p text:style-name="P47"/>
      <text:p text:style-name="P47">・<text:span text:style-name="T20">while文（無限ループ）</text:span></text:p>
      <text:p text:style-name="P47"/>
      <text:p text:style-name="P47"><text:tab/><text:span text:style-name="T20">while True:</text:span></text:p>
      <text:p text:style-name="P47"><text:tab/><text:tab/><text:span text:style-name="T20">print(“Hello, World”)</text:span></text:p>
      <text:p text:style-name="P47"/>
      <text:p text:style-name="P47"><text:tab/><text:span text:style-name="T20">&gt;&gt; Hello, World</text:span></text:p>
      <text:p text:style-name="P47"><text:tab/><text:span text:style-name="T20">&gt;&gt; Hello, World</text:span></text:p>
      <text:p text:style-name="P47"><text:tab/>・</text:p>
      <text:p text:style-name="P47"><text:tab/>・</text:p>
      <text:p text:style-name="P47"><text:soft-page-break/><text:tab/>・</text:p>
      <text:p text:style-name="P47"/>
      <text:p text:style-name="P47"/>
      <text:p text:style-name="P47">・<text:span text:style-name="T20">break文（ループ終了）</text:span></text:p>
      <text:p text:style-name="P47"/>
      <text:p text:style-name="P47"><text:tab/><text:span text:style-name="T20">for i in range(0, 100):</text:span></text:p>
      <text:p text:style-name="P47"><text:tab/><text:tab/><text:span text:style-name="T20">print(i)</text:span></text:p>
      <text:p text:style-name="P47"><text:tab/><text:tab/><text:span text:style-name="T20">break</text:span></text:p>
      <text:p text:style-name="P47"/>
      <text:p text:style-name="P47"><text:tab/><text:span text:style-name="T20">&gt;&gt; 0</text:span></text:p>
      <text:p text:style-name="P47"/>
      <text:p text:style-name="P47">・<text:span text:style-name="T20">continue文（次のループに移行）</text:span></text:p>
      <text:p text:style-name="P47"/>
      <text:p text:style-name="P47"><text:tab/><text:span text:style-name="T20">for i in range(1, 4):</text:span></text:p>
      <text:p text:style-name="P47"><text:tab/><text:tab/><text:span text:style-name="T20">if i == 2:</text:span></text:p>
      <text:p text:style-name="P47"><text:tab/><text:tab/><text:tab/><text:span text:style-name="T20">continue</text:span></text:p>
      <text:p text:style-name="P47"><text:tab/><text:tab/><text:span text:style-name="T20">print(i)</text:span></text:p>
      <text:p text:style-name="P47"/>
      <text:p text:style-name="P47"><text:tab/><text:span text:style-name="T20">&gt;&gt; 1</text:span></text:p>
      <text:p text:style-name="P47"><text:tab/><text:span text:style-name="T20">&gt;&gt; 3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2">1<text:span text:style-name="T24">3.関数</text:span></text:p>
      <text:p text:style-name="P45"><text:soft-page-break/></text:p>
      <text:p text:style-name="P48">def [関数名] ([引数]):</text:p>
      <text:p text:style-name="P48"><text:tab/>[関数定義]</text:p>
      <text:p text:style-name="P48"/>
      <text:p text:style-name="P48"/>
      <text:p text:style-name="P48">例1：</text:p>
      <text:p text:style-name="P48"><text:tab/>def f(x):</text:p>
      <text:p text:style-name="P48"><text:tab/><text:tab/>return x + 1</text:p>
      <text:p text:style-name="P48"/>
      <text:p text:style-name="P48"><text:tab/>z = f(4)</text:p>
      <text:p text:style-name="P48"><text:tab/>print(z)</text:p>
      <text:p text:style-name="P48"/>
      <text:p text:style-name="P48"><text:tab/>&gt;&gt; 5</text:p>
      <text:p text:style-name="P48"/>
      <text:p text:style-name="P48">例2:</text:p>
      <text:p text:style-name="P48"><text:tab/>def f():</text:p>
      <text:p text:style-name="P48"><text:tab/><text:tab/>return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2</text:p>
      <text:p text:style-name="P48"/>
      <text:p text:style-name="P48">例3:</text:p>
      <text:p text:style-name="P48"><text:tab/>def f(x, y, z):</text:p>
      <text:p text:style-name="P48"><text:tab/><text:tab/>return x + y + z</text:p>
      <text:p text:style-name="P48"/>
      <text:p text:style-name="P48"><text:tab/>result = f(1, 2, 3)</text:p>
      <text:p text:style-name="P48"><text:tab/>print(result)</text:p>
      <text:p text:style-name="P48"/>
      <text:p text:style-name="P48"><text:tab/>&gt;&gt; 6</text:p>
      <text:p text:style-name="P48"/>
      <text:p text:style-name="P48">例4:</text:p>
      <text:p text:style-name="P48"><text:tab/>def f():</text:p>
      <text:p text:style-name="P48"><text:tab/><text:tab/>z =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None</text:p>
      <text:p text:style-name="P48"/>
      <text:p text:style-name="P48"/>
      <text:p text:style-name="P48"/>
      <text:p text:style-name="P68">例５:</text:p>
      <text:p text:style-name="P68"><text:tab/>def f():</text:p>
      <text:p text:style-name="P68"><text:soft-page-break/><text:tab/><text:tab/>flg = False</text:p>
      <text:p text:style-name="P68"/>
      <text:p text:style-name="P68"><text:tab/><text:tab/>return flg</text:p>
      <text:p text:style-name="P68"/>
      <text:p text:style-name="P68"><text:tab/>if f() == False:</text:p>
      <text:p text:style-name="P68"><text:tab/><text:tab/>print(“フラグの値は、Falseです”)</text:p>
      <text:p text:style-name="P68"><text:tab/>else:</text:p>
      <text:p text:style-name="P68"><text:tab/><text:tab/>print(“フラグの値は、Falseではありません”)</text:p>
      <text:p text:style-name="P68"/>
      <text:p text:style-name="P68"><text:tab/><text:span text:style-name="T42">&gt;&gt; フラグの値は、Falseです</text:span></text:p>
      <text:p text:style-name="P68"/>
      <text:p text:style-name="P68"><text:tab/>※戻り値のある関数を定義し、if文の条件式に記述して呼び出すことができる</text:p>
      <text:p text:style-name="P68"/>
      <text:p text:style-name="P68"/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>1<text:span text:style-name="T24">4.クラス型</text:span></text:p>
      <text:p text:style-name="P45"><text:soft-page-break/></text:p>
      <text:p text:style-name="P48">class <text:span text:style-name="T21">Tttt:<text:tab/><text:tab/><text:tab/><text:tab/><text:tab/><text:tab/># クラス名は、最初の文字を大文字にする。</text:span></text:p>
      <text:p text:style-name="P48"><text:tab/><text:span text:style-name="T21">def __init__(self, [引数]):</text:span></text:p>
      <text:p text:style-name="P48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8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8"/>
      <text:p text:style-name="P48"><text:tab/><text:span text:style-name="T21">def aaa(self):</text:span></text:p>
      <text:p text:style-name="P48"><text:tab/><text:tab/><text:span text:style-name="T21">return 20</text:span></text:p>
      <text:p text:style-name="P48"/>
      <text:p text:style-name="P50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0"><text:tab/>Tttt([引数]).aaa()<text:tab/><text:tab/><text:tab/><text:tab/># クラス名()で実行される。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"><text:soft-page-break/>1<text:span text:style-name="T24">5.外部モジュールインポート</text:span></text:p>
      <text:p text:style-name="P50"/>
      <text:p text:style-name="P50">・別ファイルでクラスの中の関数を実行したいときは、クラスファイルをimportする。</text:p>
      <text:p text:style-name="P50"/>
      <text:p text:style-name="P51">hw.py<text:tab/><text:tab/>(クラス型ファイル)</text:p>
      <text:p text:style-name="P50"><draw:frame text:anchor-type="paragraph" draw:z-index="3" draw:name="シェイプ3" draw:style-name="gr3" draw:text-style-name="P154" svg:width="16.063cm" svg:height="3.469cm" svg:x="0.192cm" svg:y="0.12cm"><draw:text-box><text:p><text:span text:style-name="T54">class Hello:</text:span></text:p><text:p><text:span text:style-name="T54"><text:tab/></text:span><text:span text:style-name="T54">def __init__(self):</text:span></text:p><text:p><text:span text:style-name="T54"><text:tab/></text:span><text:span text:style-name="T54"><text:tab/></text:span><text:span text:style-name="T54"><text:tab/></text:span><text:span text:style-name="T54">None</text:span></text:p><text:p><text:span text:style-name="T54"><text:tab/></text:span><text:span text:style-name="T54"><text:tab/></text:span></text:p><text:p><text:span text:style-name="T54"><text:tab/></text:span><text:span text:style-name="T54">def world(self):</text:span></text:p><text:p><text:span text:style-name="T54"><text:tab/></text:span><text:span text:style-name="T54"><text:tab/></text:span><text:span text:style-name="T54"><text:tab/></text:span><text:span text:style-name="T54">print(“Hello World!!”) 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aaa.py</text:p>
      <text:p text:style-name="P51"><draw:frame text:anchor-type="paragraph" draw:z-index="4" draw:name="シェイプ3" draw:style-name="gr3" draw:text-style-name="P154" svg:width="16.063cm" svg:height="3.469cm" svg:x="0.192cm" svg:y="0.12cm"><draw:text-box><text:p><text:span text:style-name="T54">from hw import Hello</text:span></text:p><text:p><text:span text:style-name="T54"/></text:p><text:p><text:span text:style-name="T54">Hello()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2"/>
      <text:p text:style-name="P51">・クラス型を使わない場合、ファイル名を<text:span text:style-name="T22">importする。</text:span></text:p>
      <text:p text:style-name="P51"/>
      <text:p text:style-name="P55">hw.py</text:p>
      <text:p text:style-name="P51"><draw:frame text:anchor-type="paragraph" draw:z-index="6" draw:name="シェイプ3" draw:style-name="gr3" draw:text-style-name="P154" svg:width="16.063cm" svg:height="3.469cm" svg:x="0.192cm" svg:y="0.203cm"><draw:text-box><text:p><text:span text:style-name="T54">def world():</text:span></text:p><text:p><text:span text:style-name="T54"><text:tab/></text:span><text:span text:style-name="T54">print(“Hello World!!”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aaa.py</text:p>
      <text:p text:style-name="P51"><draw:frame text:anchor-type="paragraph" draw:z-index="7" draw:name="シェイプ3" draw:style-name="gr3" draw:text-style-name="P154" svg:width="16.063cm" svg:height="3.469cm" svg:x="0.192cm" svg:y="0.203cm"><draw:text-box><text:p><text:span text:style-name="T54">Import hw</text:span></text:p><text:p><text:span text:style-name="T54"/></text:p><text:p><text:span text:style-name="T54">hw.world()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5">&gt;&gt; Hello World!!</text:p>
      <text:p text:style-name="P51"/>
      <text:p text:style-name="P51"><text:soft-page-break/></text:p>
      <text:p text:style-name="P14">1<text:span text:style-name="T24">6</text:span>.言語特有の書式等</text:p>
      <text:p text:style-name="P54"/>
      <text:p text:style-name="P54">a)ランダムモジュール</text:p>
      <text:p text:style-name="P54"><text:tab/>import random</text:p>
      <text:p text:style-name="P54"/>
      <text:p text:style-name="P54"><text:tab/>random.randint(最初の整数、最後の整数）　#２つの整数の範囲で乱数を作る</text:p>
      <text:p text:style-name="P54"><text:tab/></text:p>
      <text:p text:style-name="P54"><text:tab/><text:span text:style-name="T26">abc = [“A”, “B”, “C”]</text:span></text:p>
      <text:p text:style-name="P54"><text:tab/><text:span text:style-name="T26">random.choice(abc)<text:tab/>#リストabc内から、一つをランダムでチョイスする</text:span></text:p>
      <text:p text:style-name="P54"/>
      <text:p text:style-name="P55">b)例外処理</text:p>
      <text:p text:style-name="P55"><text:tab/>try:<text:tab/><text:tab/><text:tab/><text:tab/>Aが例外を出したら、Bを出力</text:p>
      <text:p text:style-name="P55"><text:tab/><text:tab/>A</text:p>
      <text:p text:style-name="P55"><text:tab/>except:</text:p>
      <text:p text:style-name="P55"><text:tab/><text:tab/>B</text:p>
      <text:p text:style-name="P55"/>
      <text:p text:style-name="P59">c)時間モジュール</text:p>
      <text:p text:style-name="P59"><text:tab/>import datetime</text:p>
      <text:p text:style-name="P59"/>
      <text:p text:style-name="P59"><text:tab/>datetime.datetime.now()<text:tab/><text:tab/>#現在時刻を入手</text:p>
      <text:p text:style-name="P55"/>
      <text:p text:style-name="P5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15">1<text:span text:style-name="T24">7</text:span>.ファイル処理<text:tab/><text:tab/></text:p>
      <text:p text:style-name="P75"/>
      <text:p text:style-name="P75">・pythonで別のファイルを読み込む</text:p>
      <text:p text:style-name="P74"/>
      <text:p text:style-name="P75"><text:tab/>with open(“ファイル名”, mode=”r”, encoding=”utf-8”) as f:</text:p>
      <text:p text:style-name="P77"><text:tab/></text:p>
      <text:p text:style-name="P74"/>
      <text:p text:style-name="P77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34">w</text:p>
          </table:table-cell>
          <table:table-cell table:style-name="表5.B1" office:value-type="string">
            <text:p text:style-name="P135">ファイルを書き込みモードで開く</text:p>
          </table:table-cell>
        </table:table-row>
        <table:table-row>
          <table:table-cell table:style-name="表5.A2" office:value-type="string">
            <text:p text:style-name="P134">r</text:p>
          </table:table-cell>
          <table:table-cell table:style-name="表5.B2" office:value-type="string">
            <text:p text:style-name="P135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34">a</text:p>
          </table:table-cell>
          <table:table-cell table:style-name="表5.B2" office:value-type="string">
            <text:p text:style-name="P135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34">b</text:p>
          </table:table-cell>
          <table:table-cell table:style-name="表5.B2" office:value-type="string">
            <text:p text:style-name="P133">バイナリモード</text:p>
          </table:table-cell>
        </table:table-row>
        <table:table-row>
          <table:table-cell table:style-name="表5.A2" office:value-type="string">
            <text:p text:style-name="P134">t</text:p>
          </table:table-cell>
          <table:table-cell table:style-name="表5.B2" office:value-type="string">
            <text:p text:style-name="P135">テキストモード（デフォルト<text:span text:style-name="T23">)</text:span></text:p>
          </table:table-cell>
        </table:table-row>
      </table:table>
      <text:p text:style-name="P74"/>
      <text:p text:style-name="P75"><text:tab/><text:span text:style-name="T23">encoding <text:s/>: <text:s/>日本語を使うのなら”utf-8”に設定する</text:span></text:p>
      <text:p text:style-name="P75"/>
      <text:p text:style-name="P76">a)一行づつ読み込む</text:p>
      <text:p text:style-name="P76"/>
      <text:p text:style-name="P76"><text:tab/>with open(“ファイル名”, encoding=”utf-8”) as f:</text:p>
      <text:p text:style-name="P76"><text:tab/><text:tab/>for line in f:</text:p>
      <text:p text:style-name="P76"><text:tab/><text:tab/>print(line)</text:p>
      <text:p text:style-name="P76"/>
      <text:p text:style-name="P76">b)ファイルに書き込む（新規作成又は、上書き)</text:p>
      <text:p text:style-name="P76"/>
      <text:p text:style-name="P76"><text:tab/>with open(“ファイル名”, mode=”w”, encoding=”utf-8”) as f:</text:p>
      <text:p text:style-name="P76"><text:tab/><text:tab/>f.write(“ハロー\n”)</text:p>
      <text:p text:style-name="P76"><text:tab/><text:tab/>f.write(“ワールド\n”)</text:p>
      <text:p text:style-name="P76"/>
      <text:p text:style-name="P76">c)ファイルに書き込む（追記）</text:p>
      <text:p text:style-name="P76"/>
      <text:p text:style-name="P76"><text:tab/>with open(“ファイル名”, mode=”a”, encoding=”utf-8”) as f:</text:p>
      <text:p text:style-name="P76"><text:tab/><text:tab/>f.write(“あいうえお\n”)</text:p>
      <text:p text:style-name="P76"/>
      <text:p text:style-name="P78">d)csvファイルを使う</text:p>
      <text:p text:style-name="P78"/>
      <text:p text:style-name="P78"><text:tab/>d-1)csvファイルを書き込む</text:p>
      <text:p text:style-name="P78"/>
      <text:p text:style-name="P78"><text:tab/><text:tab/>import csv <text:tab/><text:tab/>←csvモジュールをインポート</text:p>
      <text:p text:style-name="P78"/>
      <text:p text:style-name="P78"><text:tab/><text:tab/>with open(“ファイル名.csv”, mode=”w”, newline=””) as f:</text:p>
      <text:p text:style-name="P78"><text:soft-page-break/><text:tab/><text:tab/><text:tab/>w = csv.writer(f, delimiter=”,”)<text:tab/>←デリミタ（区切り文字）</text:p>
      <text:p text:style-name="P78"><text:tab/><text:tab/><text:tab/>w.writerow([“one”, “two”, “three”])</text:p>
      <text:p text:style-name="P78"><text:tab/><text:tab/><text:tab/>w.writerow([“four”, “five”, “six”])</text:p>
      <text:p text:style-name="P78"/>
      <text:p text:style-name="P78"><text:tab/><text:tab/>※newline=””: これをいれておくと、改行して一行づつ表示できる。</text:p>
      <text:p text:style-name="P78"/>
      <text:p text:style-name="P78"><text:tab/>d-2)csvファイルを読み込む</text:p>
      <text:p text:style-name="P78"><text:tab/></text:p>
      <text:p text:style-name="P78"><text:tab/><text:tab/>import csv</text:p>
      <text:p text:style-name="P78"><text:tab/></text:p>
      <text:p text:style-name="P78"><text:tab/><text:tab/>with open(“ファイル名.csv”, mode=”r”) as f:</text:p>
      <text:p text:style-name="P78"><text:tab/><text:tab/><text:tab/>r = csv.reader(f, delimiter=”,”)</text:p>
      <text:p text:style-name="P78"><text:tab/><text:tab/><text:tab/>for row in r:</text:p>
      <text:p text:style-name="P78"><text:tab/><text:tab/><text:tab/><text:tab/>print(“,”,join(row))</text:p>
      <text:p text:style-name="P78"/>
      <text:p text:style-name="P78"><text:tab/></text:p>
      <text:p text:style-name="P79">1<text:span text:style-name="T27">8</text:span>.<text:span text:style-name="T27">tkinter</text:span></text:p>
      <text:p text:style-name="P80"/>
      <text:p text:style-name="P80">・インストール</text:p>
      <text:p text:style-name="P80"><text:tab/><text:span text:style-name="T27">sudo apt install python3-tk</text:span></text:p>
      <text:p text:style-name="P80"/>
      <text:p text:style-name="P80"><text:tab/><text:span text:style-name="T27">python3 -m tkinter<text:tab/><text:tab/>#確認(ウィンドゥがでればOK)</text:span></text:p>
      <text:p text:style-name="P80"/>
      <text:p text:style-name="P80"/>
      <text:p text:style-name="P82">a)ウィンドウの表示</text:p>
      <text:p text:style-name="P82"/>
      <text:p text:style-name="P82"><text:tab/>import tkinter<text:tab/><text:tab/><text:tab/>#tkinterモジュールをインポート</text:p>
      <text:p text:style-name="P82"/>
      <text:p text:style-name="P82"><text:tab/>root = tkinter.Tk()<text:tab/><text:tab/>#ウィンドウのオブジェクトを作る</text:p>
      <text:p text:style-name="P82"><text:tab/>root.title(“タイトル名”)<text:tab/><text:tab/>#ウィンドウのタイトル</text:p>
      <text:p text:style-name="P82"><text:tab/>root.geometry(“800x600”)<text:tab/>#ウィンドウのサイズ指定</text:p>
      <text:p text:style-name="P82"/>
      <text:p text:style-name="P82"><text:tab/>root.mainloop()<text:tab/><text:tab/><text:tab/>#ウィンドウの表示</text:p>
      <text:p text:style-name="P82"/>
      <text:p text:style-name="P82"/>
      <text:p text:style-name="P82"><text:tab/>※<text:span text:style-name="T28">geometry()の他に、minsize(幅、高さ)で最小サイズ、maxsize(幅、高さ)で</text:span></text:p>
      <text:p text:style-name="P82"><text:tab/>　最大サイズを指定できる。</text:p>
      <text:p text:style-name="P82"/>
      <text:p text:style-name="P82"/>
      <text:p text:style-name="P86">b)ラベルの配置</text:p>
      <text:p text:style-name="P86"/>
      <text:p text:style-name="P86"><text:tab/>label = tkinter.Label(root, text=”ラベルの文字列”,</text:p>
      <text:p text:style-name="P86"><text:tab/>font=(“System”, 24))<text:tab/><text:tab/>#ラベルの作成</text:p>
      <text:p text:style-name="P86"><text:soft-page-break/></text:p>
      <text:p text:style-name="P86"><text:tab/>label.place(x=200, y=100)<text:tab/><text:tab/>#ラベルの配置</text:p>
      <text:p text:style-name="P86"/>
      <text:p text:style-name="P86"><text:tab/></text:p>
      <text:p text:style-name="P86"/>
      <text:p text:style-name="P86"><text:tab/>ラベルの変数名 = tkinter.Label(ウィンドウのオブジェクト, text</text:p>
      <text:p text:style-name="P86"><text:tab/>=”ラベルの文字列”, font=(“フォント名”, フォントサイズ))</text:p>
      <text:p text:style-name="P86"/>
      <text:p text:style-name="P86"><text:tab/>ラベルの変数名.place(x=X座標, y=Y座標)</text:p>
      <text:p text:style-name="P86"/>
      <text:p text:style-name="P86"><text:tab/></text:p>
      <text:p text:style-name="P86"><text:tab/>※ラベルの配置位置は、ウィンドウの左上を(0, 0)とし、<text:span text:style-name="T29">(X,Y)で指定する</text:span></text:p>
      <text:p text:style-name="P86"/>
      <text:p text:style-name="P87">(0, 0)　　　　　　　　→<text:tab/><text:tab/>→<text:tab/><text:tab/><text:tab/>(X軸)</text:p>
      <text:p text:style-name="P86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87"/>
      <text:p text:style-name="P87"/>
      <text:p text:style-name="P87"/>
      <text:p text:style-name="P87"><text:s text:c="3"/>↓</text:p>
      <text:p text:style-name="P87"/>
      <text:p text:style-name="P87"/>
      <text:p text:style-name="P87"/>
      <text:p text:style-name="P87"/>
      <text:p text:style-name="P87">(Y軸)</text:p>
      <text:p text:style-name="P86"/>
      <text:p text:style-name="P86">C)tkinterで使えるフォントを調べる</text:p>
      <text:p text:style-name="P86"/>
      <text:p text:style-name="P86"><text:tab/>import tkinter</text:p>
      <text:p text:style-name="P86"><text:tab/>import tkinter.font<text:tab/><text:tab/>#tkinter.fontをインポート</text:p>
      <text:p text:style-name="P86"/>
      <text:p text:style-name="P86"><text:tab/>root = tkinter.Tk()</text:p>
      <text:p text:style-name="P86"><text:tab/>print(tkinter.font.families())<text:tab/><text:tab/>#フォント名を出力</text:p>
      <text:p text:style-name="P86"/>
      <text:p text:style-name="P86"/>
      <text:p text:style-name="P87">d)ボタンの配置</text:p>
      <text:p text:style-name="P87"/>
      <text:p text:style-name="P87"><text:tab/>button = tkinter.Button(root, text=”ボタンの文字列”,</text:p>
      <text:p text:style-name="P87"><text:tab/>font=(“System”, 24)<text:tab/><text:tab/>#ボタンの作成</text:p>
      <text:p text:style-name="P87"><text:tab/></text:p>
      <text:p text:style-name="P87"><text:tab/>button.place(x=200, y=100)<text:tab/>#ボタンの配置</text:p>
      <text:p text:style-name="P87"/>
      <text:p text:style-name="P87"/>
      <text:p text:style-name="P87"><text:tab/>ボタンの変数名 = tkinter.Button(ウィンドウのオブジェクト, </text:p>
      <text:p text:style-name="P87"><text:tab/>text=”ボタンの文字列”, font=(“フォント名”, フォントサイズ))</text:p>
      <text:p text:style-name="P87"><text:soft-page-break/></text:p>
      <text:p text:style-name="P87"><text:tab/>ボタンの変数名.place(x=X座標, y=Y座標)</text:p>
      <text:p text:style-name="P87"/>
      <text:p text:style-name="P87"/>
      <text:p text:style-name="P87"/>
      <text:p text:style-name="P88">e)ボタンをクリックしたときの反応</text:p>
      <text:p text:style-name="P88"/>
      <text:p text:style-name="P88"><text:tab/>def click_btn():</text:p>
      <text:p text:style-name="P88"><text:tab/><text:tab/>button[“text”] = “クリックしました”<text:tab/>#実行される関数</text:p>
      <text:p text:style-name="P88"/>
      <text:p text:style-name="P88"><text:tab/>button = tkinter.Button(root, text=”クリックしてください”,</text:p>
      <text:p text:style-name="P88"><text:tab/>font=(“System”, 24), command=click_btn<text:tab/> <text:s text:c="2"/>#commandで関数を指定</text:p>
      <text:p text:style-name="P88"/>
      <text:p text:style-name="P88"><text:tab/>button.place(x=300, y=100)</text:p>
      <text:p text:style-name="P86"/>
      <text:p text:style-name="P86"/>
      <text:p text:style-name="P86"/>
      <text:p text:style-name="P88">f)キャンバスの配置</text:p>
      <text:p text:style-name="P88"/>
      <text:p text:style-name="P88"><text:tab/><text:span text:style-name="T30">canvas = tkinter.Canvas(root, width=400, height=600,</text:span></text:p>
      <text:p text:style-name="P88"><text:tab/><text:span text:style-name="T30">bg=”skyblue”)<text:tab/><text:tab/>#キャンバスを作成</text:span></text:p>
      <text:p text:style-name="P88"/>
      <text:p text:style-name="P88"><text:tab/><text:span text:style-name="T30">canvas.pack()<text:tab/><text:tab/>#キャンバスの配置</text:span></text:p>
      <text:p text:style-name="P88"/>
      <text:p text:style-name="P88"/>
      <text:p text:style-name="P88"><text:tab/>変数名 <text:span text:style-name="T30">= tkinter.Canvas(ウィンドウのオブジェクト, width=幅, </text:span></text:p>
      <text:p text:style-name="P88"><text:tab/><text:span text:style-name="T30">height=高さ, bg=背景色</text:span></text:p>
      <text:p text:style-name="P88"/>
      <text:p text:style-name="P88"><text:tab/>変数名.<text:span text:style-name="T30">pack()</text:span></text:p>
      <text:p text:style-name="P88"/>
      <text:p text:style-name="P88"/>
      <text:p text:style-name="P88"><text:tab/>※ウィンドウにかyんバスを置くだけなら、<text:span text:style-name="T30">root.geometry()を省略できる。</text:span></text:p>
      <text:p text:style-name="P88"/>
      <text:p text:style-name="P88"/>
      <text:p text:style-name="P89">g)キャンバスに画像を表示する</text:p>
      <text:p text:style-name="P89"/>
      <text:p text:style-name="P89"><text:tab/>gazou = tkinter.PhotoImage(file=”aaa.png”)<text:tab/>#gazouに画像ファイ<text:tab/>ルを読み込む</text:p>
      <text:p text:style-name="P89"/>
      <text:p text:style-name="P89"><text:tab/>canvas.create_image(200, 300, image=gazou)<text:tab/>#キャンバスに画像を描<text:tab/>画</text:p>
      <text:p text:style-name="P89"/>
      <text:p text:style-name="P89"/>
      <text:p text:style-name="P89"><text:soft-page-break/><text:tab/>※creage_image()命令で指定するX座標、Y座標は画像の中心になる。</text:p>
      <text:p text:style-name="P89"/>
      <text:p text:style-name="P89"/>
      <text:p text:style-name="P89"/>
      <text:p text:style-name="P90">h)ボタンを反応させる</text:p>
      <text:p text:style-name="P90"/>
      <text:p text:style-name="P90"><text:tab/>def click_btn():</text:p>
      <text:p text:style-name="P90"><text:tab/><text:tab/>labae[“text”]=random.choice([“A”,”B”,”C”])</text:p>
      <text:p text:style-name="P90"><text:tab/><text:tab/>labeel.update()<text:tab/><text:tab/>#文字の更新を即座に行う</text:p>
      <text:p text:style-name="P90"/>
      <text:p text:style-name="P90"><text:tab/>※update()命令をいれないと、パソコンによっては、短時間、前の画像が残って<text:tab/> <text:s/>しまうことがある。</text:p>
      <text:p text:style-name="P90"/>
      <text:p text:style-name="P91">i)テキスト入力欄配置</text:p>
      <text:p text:style-name="P91"/>
      <text:p text:style-name="P91"><text:tab/>entry = tkinter.Entry(width=20)<text:tab/>#半角20字文の入力欄を作る</text:p>
      <text:p text:style-name="P91"><text:tab/>entry.place(x=10, y=10)<text:tab/><text:tab/><text:tab/>#入力欄配置</text:p>
      <text:p text:style-name="P91"/>
      <text:p text:style-name="P91">j)テキスト入力欄取得</text:p>
      <text:p text:style-name="P91"/>
      <text:p text:style-name="P91"><text:tab/>txt = entry.get()<text:tab/><text:tab/>#入力欄の文字列を変数に代入</text:p>
      <text:p text:style-name="P91"><text:tab/>print(txt)</text:p>
      <text:p text:style-name="P91"/>
      <text:p text:style-name="P91">k)複数行のテキスト入力欄</text:p>
      <text:p text:style-name="P91"/>
      <text:p text:style-name="P91"><text:tab/>text = tkinter.Text()<text:tab/><text:tab/>#複数行のテキスト入力欄作成</text:p>
      <text:p text:style-name="P91"><text:tab/>text.place(x=10, y=10, width=360, height=120)<text:tab/>#配置とサイズ<text:tab/></text:p>
      <text:p text:style-name="P91"/>
      <text:p text:style-name="P91">l)テキスト入力欄に文字列を追加<text:tab/></text:p>
      <text:p text:style-name="P91"/>
      <text:p text:style-name="P91"><text:tab/>text.insert(“[入力場所例:1.0(1行目<text:span text:style-name="T32">0列)]”, “入力文字列”]</text:span></text:p>
      <text:p text:style-name="P91"/>
      <text:p text:style-name="P92">m)テキスト入力欄の文字列削除</text:p>
      <text:p text:style-name="P92"/>
      <text:p text:style-name="P92"><text:tab/>text.delete(“1.0”, tkinter.END)<text:tab/><text:tab/>#tkinter.ENDは文字列の最後の<text:tab/>意味</text:p>
      <text:p text:style-name="P92"/>
      <text:p text:style-name="P92">n)チェックボタンの配置</text:p>
      <text:p text:style-name="P92"/>
      <text:p text:style-name="P92"><text:tab/>cbtn = tkinter.Checkbutton(text=”文字列”)<text:tab/>#チェックボタン作成</text:p>
      <text:p text:style-name="P92"><text:tab/>cbtn.place(x=10, y=10)</text:p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>o)チェックボタンの有無を設定する</text:p>
      <text:p text:style-name="P92"/>
      <text:p text:style-name="P92"><text:tab/><text:span text:style-name="T33">cval = tkinter.BooleanVar()<text:tab/>#BooleanVar()のオブジェクト作成</text:span></text:p>
      <text:p text:style-name="P92"><text:tab/><text:span text:style-name="T33">cval.set(True)<text:tab/><text:tab/><text:tab/><text:tab/>#True, Falseをセットする</text:span></text:p>
      <text:p text:style-name="P92"/>
      <text:p text:style-name="P92"><text:tab/><text:span text:style-name="T33">cbtn = tkinter.Checkbutton(text=”文字列”, variable=cval)</text:span></text:p>
      <text:p text:style-name="P92"><text:tab/><text:span text:style-name="T33">#チェックボタンの部品作成、variableにBooleanVar()オブジェクトを設定</text:span></text:p>
      <text:p text:style-name="P92"/>
      <text:p text:style-name="P93">p)チェックボタンの有無を判定する</text:p>
      <text:p text:style-name="P93"/>
      <text:p text:style-name="P93"><text:tab/><text:span text:style-name="T34">def check():</text:span></text:p>
      <text:p text:style-name="P94"><text:tab/><text:tab/>if cval.get() == True:</text:p>
      <text:p text:style-name="P94"><text:tab/><text:tab/><text:tab/>print(“チェックされています”)</text:p>
      <text:p text:style-name="P94"><text:tab/><text:tab/>else:</text:p>
      <text:p text:style-name="P94"><text:tab/><text:tab/><text:tab/>print(“チェックされていません)</text:p>
      <text:p text:style-name="P94"/>
      <text:p text:style-name="P94"><text:tab/>cbtn = tkinter.Checkbutton(text=”文字列#, variable=cval,</text:p>
      <text:p text:style-name="P94"><text:tab/>command=check)<text:tab/>#get()で状態を知る</text:p>
      <text:p text:style-name="P94"/>
      <text:p text:style-name="P94">q)メッセージボックスの表示</text:p>
      <text:p text:style-name="P94"><text:tab/></text:p>
      <text:p text:style-name="P94"><text:tab/>import tkinter</text:p>
      <text:p text:style-name="P94"><text:tab/>import tkinter.messagebox<text:tab/>#モジュールをインポート</text:p>
      <text:p text:style-name="P94"/>
      <text:p text:style-name="P94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37">showinfo()</text:p>
          </table:table-cell>
          <table:table-cell table:style-name="表6.B1" office:value-type="string">
            <text:p text:style-name="P136">情報を表示する</text:p>
          </table:table-cell>
        </table:table-row>
        <table:table-row>
          <table:table-cell table:style-name="表6.A2" office:value-type="string">
            <text:p text:style-name="P137">showwarning()</text:p>
          </table:table-cell>
          <table:table-cell table:style-name="表6.B2" office:value-type="string">
            <text:p text:style-name="P136">警告を表示する</text:p>
          </table:table-cell>
        </table:table-row>
        <table:table-row>
          <table:table-cell table:style-name="表6.A2" office:value-type="string">
            <text:p text:style-name="P137">showerror()</text:p>
          </table:table-cell>
          <table:table-cell table:style-name="表6.B2" office:value-type="string">
            <text:p text:style-name="P136">エラーを表示する</text:p>
          </table:table-cell>
        </table:table-row>
        <table:table-row>
          <table:table-cell table:style-name="表6.A2" office:value-type="string">
            <text:p text:style-name="P137">askyesno()</text:p>
          </table:table-cell>
          <table:table-cell table:style-name="表6.B2" office:value-type="string">
            <text:p text:style-name="P136">「はい」「いいえ」のボタン</text:p>
          </table:table-cell>
        </table:table-row>
        <table:table-row>
          <table:table-cell table:style-name="表6.A2" office:value-type="string">
            <text:p text:style-name="P137">askokcancel()</text:p>
          </table:table-cell>
          <table:table-cell table:style-name="表6.B2" office:value-type="string">
            <text:p text:style-name="P136">「<text:span text:style-name="T34">OK」「キャンセル」のボタン</text:span></text:p>
          </table:table-cell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ext:p text:style-name="P94"/>
      <text:p text:style-name="P94"/>
      <text:p text:style-name="P94"/>
      <text:p text:style-name="P94">r)複数のチェックボタンの配置</text:p>
      <text:p text:style-name="P94"/>
      <text:p text:style-name="P94"><text:tab/><text:span text:style-name="T35">bvar = [None]*3<text:tab/><text:tab/>#変数bvarにNone入の空変数を作る</text:span></text:p>
      <text:p text:style-name="P94"><text:tab/><text:span text:style-name="T35">cbtn = [None]*3<text:tab/><text:tab/>#変数cbtnにNone入の空変数を作る</text:span></text:p>
      <text:p text:style-name="P94"><text:tab/><text:span text:style-name="T35">txt = [</text:span></text:p>
      <text:p text:style-name="P94"><text:tab/><text:tab/>“文字列<text:span text:style-name="T35">1</text:span>”</text:p>
      <text:p text:style-name="P94"><text:tab/><text:tab/>“文字列<text:span text:style-name="T35">2”</text:span></text:p>
      <text:p text:style-name="P94"><text:tab/><text:tab/>“文字列<text:span text:style-name="T35">3</text:span>”</text:p>
      <text:p text:style-name="P94"><text:tab/><text:span text:style-name="T35">]</text:span></text:p>
      <text:p text:style-name="P94"><text:tab/><text:tab/></text:p>
      <text:p text:style-name="P96"><text:tab/>for i in range(3):</text:p>
      <text:p text:style-name="P94"><text:tab/><text:tab/><text:span text:style-name="T35">bvar[i] = tkinter.BooleanVar()<text:tab/><text:tab/></text:span></text:p>
      <text:p text:style-name="P95"><text:tab/><text:tab/>bvar[i] .set(False)<text:tab/><text:tab/><text:span text:style-name="T36">#空変数に状態をセットする</text:span></text:p>
      <text:p text:style-name="P95"><text:tab/><text:tab/>cbtn[i] = tkinter.Checkbutton(text=txt[i], </text:p>
      <text:p text:style-name="P95"><text:tab/>font=(“System”, 12), variable=bvar[i])</text:p>
      <text:p text:style-name="P95"><text:tab/><text:tab/>cbtn[i].place(x=400, y=160+40*i)</text:p>
      <text:p text:style-name="P95"/>
      <text:p text:style-name="P95"/>
      <text:p text:style-name="P97">s)リアルタイム処理</text:p>
      <text:p text:style-name="P97"/>
      <text:p text:style-name="P97"><text:tab/>root.after(ミリ秒, 関数名(()なし))</text:p>
      <text:p text:style-name="P97"/>
      <text:p text:style-name="P97"/>
      <text:p text:style-name="P97">t)リアルタイム処理（繰り返し)</text:p>
      <text:p text:style-name="P97"/>
      <text:p text:style-name="P97"><text:tab/>def 関数名():</text:p>
      <text:p text:style-name="P97"><text:tab/><text:tab/>root.after(ミリ秒, 関数名)</text:p>
      <text:p text:style-name="P97"/>
      <text:p text:style-name="P97"><text:tab/>root.after(ミリ秒, 関数名)</text:p>
      <text:p text:style-name="P97"/>
      <text:p text:style-name="P97"/>
      <text:p text:style-name="P98">u)キー入力</text:p>
      <text:p text:style-name="P98"/>
      <text:p text:style-name="P98"><text:tab/>root.bind(“&lt;イベント&gt;”, イベント発生時に実行する関数名)</text:p>
      <text:p text:style-name="P98"/>
      <text:p text:style-name="P98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38">&lt;イベント&gt;</text:p>
          </table:table-cell>
          <table:table-cell table:style-name="表7.B1" office:value-type="string">
            <text:p text:style-name="P136">イベントの内容</text:p>
          </table:table-cell>
        </table:table-row>
        <table:table-row>
          <table:table-cell table:style-name="表7.A5" office:value-type="string">
            <text:p text:style-name="P138">&lt;KeyPress&gt;あるいは&lt;Key&gt;</text:p>
          </table:table-cell>
          <table:table-cell table:style-name="表7.B5" office:value-type="string">
            <text:p text:style-name="P136">キーを押した</text:p>
          </table:table-cell>
        </table:table-row>
        <text:soft-page-break/>
        <table:table-row>
          <table:table-cell table:style-name="表7.A5" office:value-type="string">
            <text:p text:style-name="P138">&lt;KeyRelease&gt;</text:p>
          </table:table-cell>
          <table:table-cell table:style-name="表7.B5" office:value-type="string">
            <text:p text:style-name="P136">キーを離した</text:p>
          </table:table-cell>
        </table:table-row>
        <table:table-row>
          <table:table-cell table:style-name="表7.A5" office:value-type="string">
            <text:p text:style-name="P138">&lt;Motion&gt;</text:p>
          </table:table-cell>
          <table:table-cell table:style-name="表7.B5" office:value-type="string">
            <text:p text:style-name="P136">マウスポインタを動かした</text:p>
          </table:table-cell>
        </table:table-row>
        <table:table-row>
          <table:table-cell table:style-name="表7.A5" office:value-type="string">
            <text:p text:style-name="P138">&lt;ButtonPress&gt;あるいは&lt;Button&gt;</text:p>
          </table:table-cell>
          <table:table-cell table:style-name="表7.B5" office:value-type="string">
            <text:p text:style-name="P136">マウスボタンをクリックした</text:p>
          </table:table-cell>
        </table:table-row>
      </table:table>
      <text:p text:style-name="P98"/>
      <text:p text:style-name="P99">※&lt;ButtonPress&gt;は、&lt;Button-1&gt;でマウスの左クリック</text:p>
      <text:p text:style-name="P99"><text:tab/><text:tab/><text:tab/><text:tab/>&lt;Button-2&gt;でマウスの中央のボタン</text:p>
      <text:p text:style-name="P99"><text:tab/><text:tab/><text:tab/><text:tab/>&lt;Button-3&gt;でマウスの右クリック</text:p>
      <text:p text:style-name="P98"/>
      <text:p text:style-name="P98"><text:tab/>例:イベントを受け取る関数</text:p>
      <text:p text:style-name="P98"><text:tab/></text:p>
      <text:p text:style-name="P98"><text:tab/>def key_code(event):</text:p>
      <text:p text:style-name="P98"><text:tab/><text:tab/>global key</text:p>
      <text:p text:style-name="P98"><text:tab/><text:tab/>key = event.keycode<text:tab/><text:tab/>#キーコードを受け取る</text:p>
      <text:p text:style-name="P98"><text:tab/><text:tab/>print(“KEY:”+str(key))</text:p>
      <text:p text:style-name="P78"><text:tab/><text:tab/></text:p>
      <text:p text:style-name="P55"/>
      <text:p text:style-name="P55"/>
      <text:p text:style-name="P55"/>
      <text:p text:style-name="P55"/>
      <text:p text:style-name="P62">v)主なキーコード</text:p>
      <text:p text:style-name="P62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21">キー</text:p>
          </table:table-cell>
          <table:table-cell table:style-name="表8.B1" office:value-type="string">
            <text:p text:style-name="P115">キーコード</text:p>
          </table:table-cell>
        </table:table-row>
        <table:table-row>
          <table:table-cell table:style-name="表8.A6" office:value-type="string">
            <text:p text:style-name="P115">方向キー <text:s/>←↑→↓の順に</text:p>
          </table:table-cell>
          <table:table-cell table:style-name="表8.B6" office:value-type="string">
            <text:p text:style-name="P121">37, 38, 39, 40</text:p>
          </table:table-cell>
        </table:table-row>
        <table:table-row>
          <table:table-cell table:style-name="表8.A6" office:value-type="string">
            <text:p text:style-name="P115">スペースキー</text:p>
          </table:table-cell>
          <table:table-cell table:style-name="表8.B6" office:value-type="string">
            <text:p text:style-name="P121">32</text:p>
          </table:table-cell>
        </table:table-row>
        <table:table-row>
          <table:table-cell table:style-name="表8.A6" office:value-type="string">
            <text:p text:style-name="P121">Enterキー</text:p>
          </table:table-cell>
          <table:table-cell table:style-name="表8.B6" office:value-type="string">
            <text:p text:style-name="P121">13</text:p>
          </table:table-cell>
        </table:table-row>
        <table:table-row>
          <table:table-cell table:style-name="表8.A6" office:value-type="string">
            <text:p text:style-name="P115">アルファベット<text:span text:style-name="T38">A〜Z</text:span></text:p>
          </table:table-cell>
          <table:table-cell table:style-name="表8.B6" office:value-type="string">
            <text:p text:style-name="P121">65〜90</text:p>
          </table:table-cell>
        </table:table-row>
        <table:table-row>
          <table:table-cell table:style-name="表8.A6" office:value-type="string">
            <text:p text:style-name="P115">数字<text:span text:style-name="T38">0〜9</text:span></text:p>
          </table:table-cell>
          <table:table-cell table:style-name="表8.B6" office:value-type="string">
            <text:p text:style-name="P121">48〜57</text:p>
          </table:table-cell>
        </table:table-row>
      </table:table>
      <text:p text:style-name="P62"/>
      <text:p text:style-name="P62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21">キー</text:p>
          </table:table-cell>
          <table:table-cell table:style-name="表9.B1" office:value-type="string">
            <text:p text:style-name="P116">キーコード</text:p>
          </table:table-cell>
        </table:table-row>
        <table:table-row>
          <table:table-cell table:style-name="表9.A6" office:value-type="string">
            <text:p text:style-name="P116">方向キー <text:s/>←↑→↓の順に</text:p>
          </table:table-cell>
          <table:table-cell table:style-name="表9.B6" office:value-type="string">
            <text:p text:style-name="P121">8124162, 8320768, 8189699, 8255233</text:p>
          </table:table-cell>
        </table:table-row>
        <table:table-row>
          <table:table-cell table:style-name="表9.A6" office:value-type="string">
            <text:p text:style-name="P116">スペースキー</text:p>
          </table:table-cell>
          <table:table-cell table:style-name="表9.B6" office:value-type="string">
            <text:p text:style-name="P121">32</text:p>
          </table:table-cell>
        </table:table-row>
        <table:table-row>
          <table:table-cell table:style-name="表9.A6" office:value-type="string">
            <text:p text:style-name="P121">Enterキー</text:p>
          </table:table-cell>
          <table:table-cell table:style-name="表9.B6" office:value-type="string">
            <text:p text:style-name="P121">2359309</text:p>
          </table:table-cell>
        </table:table-row>
        <table:table-row>
          <table:table-cell table:style-name="表9.A6" office:value-type="string">
            <text:p text:style-name="P116">アルファベット<text:span text:style-name="T38">A〜Z</text:span></text:p>
          </table:table-cell>
          <table:table-cell table:style-name="表9.B6" office:value-type="string">
            <text:p text:style-name="P121">97〜122</text:p>
          </table:table-cell>
        </table:table-row>
        <table:table-row>
          <table:table-cell table:style-name="表9.A6" office:value-type="string">
            <text:p text:style-name="P116">数字<text:span text:style-name="T38">0〜9</text:span></text:p>
          </table:table-cell>
          <table:table-cell table:style-name="表9.B6" office:value-type="string">
            <text:p text:style-name="P121">48〜57</text:p>
          </table:table-cell>
        </table:table-row>
      </table:table>
      <text:p text:style-name="P62"/>
      <text:p text:style-name="P64"/>
      <text:p text:style-name="P63">w)キーの名称取得</text:p>
      <text:p text:style-name="P63"><text:soft-page-break/></text:p>
      <text:p text:style-name="P63"><text:tab/>key = event.keysym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x)リアルタイムにキャラクターを動かす</text:p>
      <text:p text:style-name="P63"><text:tab/><text:span text:style-name="T40">import tkinter</text:span></text:p>
      <text:p text:style-name="P63"/>
      <text:p text:style-name="P63"><text:tab/><text:span text:style-name="T40">key = “”</text:span></text:p>
      <text:p text:style-name="P63"><text:tab/><text:span text:style-name="T40">def key_down(event):</text:span></text:p>
      <text:p text:style-name="P63"><text:tab/><text:tab/><text:span text:style-name="T40">global key</text:span></text:p>
      <text:p text:style-name="P63"><text:tab/><text:tab/><text:span text:style-name="T40">key = event.keysym</text:span></text:p>
      <text:p text:style-name="P63"><text:tab/><text:span text:style-name="T40">def key_up(event):</text:span></text:p>
      <text:p text:style-name="P63"><text:tab/><text:tab/><text:span text:style-name="T40">global key</text:span></text:p>
      <text:p text:style-name="P63"><text:tab/><text:tab/><text:span text:style-name="T40">key =””</text:span></text:p>
      <text:p text:style-name="P63"/>
      <text:p text:style-name="P63"><text:tab/><text:span text:style-name="T40">cx = X座標<text:tab/><text:tab/>#動かす画像の中心のX座標の初期位置</text:span></text:p>
      <text:p text:style-name="P63"><text:tab/><text:span text:style-name="T40">cy = Y座標<text:tab/><text:tab/>#動かす画像の中心のY座標の初期位置</text:span></text:p>
      <text:p text:style-name="P63"><text:tab/><text:span text:style-name="T40">def loop_loop():</text:span></text:p>
      <text:p text:style-name="P63"><text:tab/><text:tab/><text:span text:style-name="T40">global cx, cy</text:span></text:p>
      <text:p text:style-name="P63"><text:tab/><text:tab/><text:span text:style-name="T40">if key == “Up”:</text:span></text:p>
      <text:p text:style-name="P63"><text:tab/><text:tab/><text:tab/><text:span text:style-name="T40">cy = cy – 動かす値</text:span></text:p>
      <text:p text:style-name="P63"><text:tab/><text:tab/><text:span text:style-name="T40">if key == “Down”:</text:span></text:p>
      <text:p text:style-name="P63"><text:tab/><text:tab/><text:tab/><text:span text:style-name="T40">cy = cy + 動かす値</text:span></text:p>
      <text:p text:style-name="P63"><text:tab/><text:tab/><text:span text:style-name="T40">if key == “Left”:</text:span></text:p>
      <text:p text:style-name="P63"><text:tab/><text:tab/><text:tab/><text:span text:style-name="T40">cx = cx – 動かす値</text:span></text:p>
      <text:p text:style-name="P63"><text:tab/><text:tab/><text:span text:style-name="T40">if key == “Right”:</text:span></text:p>
      <text:p text:style-name="P63"><text:tab/><text:tab/><text:tab/><text:span text:style-name="T40">cx = cx + 動かす値</text:span></text:p>
      <text:p text:style-name="P63"/>
      <text:p text:style-name="P63"><text:soft-page-break/><text:tab/><text:tab/><text:span text:style-name="T40">canvas.coords(“タグ名”, cx, cy)<text:tab/><text:tab/>#キャラクター画像を移動</text:span></text:p>
      <text:p text:style-name="P63"><text:tab/><text:tab/><text:span text:style-name="T40">root.after(ミリ秒, loop_loop)<text:tab/><text:tab/>#ループ</text:span></text:p>
      <text:p text:style-name="P63"/>
      <text:p text:style-name="P63"><text:tab/><text:span text:style-name="T40">root = tkinter.Tk()</text:span></text:p>
      <text:p text:style-name="P63"><text:tab/><text:span text:style-name="T40">root.title(“タイトル名”)</text:span></text:p>
      <text:p text:style-name="P63"/>
      <text:p text:style-name="P63"><text:tab/><text:span text:style-name="T40">root.bind(&lt;KeyPress&gt;”, key_down)<text:tab/><text:tab/>#キーが押されたとき</text:span></text:p>
      <text:p text:style-name="P63"><text:tab/><text:span text:style-name="T40">root.bind(&lt;KeyRelease&gt;”, key_up)<text:tab/><text:tab/>#キーが離されたとき</text:span></text:p>
      <text:p text:style-name="P63"><text:tab/><text:tab/></text:p>
      <text:p text:style-name="P63"><text:tab/><text:span text:style-name="T40">canvas = tkinter.Canvas(width=値, height=値, bg=”色”)<text:tab/>#キャンバス作成</text:span></text:p>
      <text:p text:style-name="P63"><text:tab/><text:span text:style-name="T40">canvas.pack()</text:span></text:p>
      <text:p text:style-name="P63"><text:tab/><text:span text:style-name="T39">img = tkinter.PhotoImage(file=”ファイル名”)</text:span></text:p>
      <text:p text:style-name="P63"><text:tab/><text:span text:style-name="T39">canvas.create_image(cx, cy, image=img, tag=”タグ名”)<text:tab/>　#キャラクター</text:span></text:p>
      <text:p text:style-name="P63"/>
      <text:p text:style-name="P63"><text:tab/><text:span text:style-name="T40">loop_loop()<text:tab/><text:tab/>#キャラクターの位置をキーイベントに合わせて更新</text:span></text:p>
      <text:p text:style-name="P63"/>
      <text:p text:style-name="P63"><text:tab/><text:span text:style-name="T40">mainloop()</text:span></text:p>
      <text:p text:style-name="P63"><text:tab/><text:tab/></text:p>
      <text:p text:style-name="P63"/>
      <text:p text:style-name="P63"><text:tab/></text:p>
      <text:p text:style-name="P65">y)二次元リスト</text:p>
      <text:p text:style-name="P65"><text:tab/>m[y][x]</text:p>
      <text:p text:style-name="P65"><text:tab/><text:tab/></text:p>
      <text:p text:style-name="P67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able:table-row>
          <table:table-cell table:style-name="表10.A1" office:value-type="string">
            <text:p text:style-name="P122">m[0][0]</text:p>
          </table:table-cell>
          <table:table-cell table:style-name="表10.A1" office:value-type="string">
            <text:p text:style-name="P122">m[0][1]</text:p>
          </table:table-cell>
          <table:table-cell table:style-name="表10.A1" office:value-type="string">
            <text:p text:style-name="P122">m[0][2]</text:p>
          </table:table-cell>
          <table:table-cell table:style-name="表10.D1" office:value-type="string">
            <text:p text:style-name="P122">m[0][3]</text:p>
          </table:table-cell>
        </table:table-row>
        <table:table-row>
          <table:table-cell table:style-name="表10.A2" office:value-type="string">
            <text:p text:style-name="P122">m[1][0]</text:p>
          </table:table-cell>
          <table:table-cell table:style-name="表10.A2" office:value-type="string">
            <text:p text:style-name="P122">m[1][1]</text:p>
          </table:table-cell>
          <table:table-cell table:style-name="表10.A2" office:value-type="string">
            <text:p text:style-name="P122">m[1][2]</text:p>
          </table:table-cell>
          <table:table-cell table:style-name="表10.D2" office:value-type="string">
            <text:p text:style-name="P122">m[1][3]</text:p>
          </table:table-cell>
        </table:table-row>
        <table:table-row>
          <table:table-cell table:style-name="表10.A2" office:value-type="string">
            <text:p text:style-name="P122">m[2][0]</text:p>
          </table:table-cell>
          <table:table-cell table:style-name="表10.A2" office:value-type="string">
            <text:p text:style-name="P122">m[2][1]</text:p>
          </table:table-cell>
          <table:table-cell table:style-name="表10.A2" office:value-type="string">
            <text:p text:style-name="P122">m[2][2]</text:p>
          </table:table-cell>
          <table:table-cell table:style-name="表10.D2" office:value-type="string">
            <text:p text:style-name="P122">m[2][3]</text:p>
          </table:table-cell>
        </table:table-row>
      </table:table>
      <text:p text:style-name="P67">Y</text:p>
      <text:p text:style-name="P66">↓</text:p>
      <text:p text:style-name="P66">プログラム例:</text:p>
      <text:p text:style-name="P66"><text:tab/><text:span text:style-name="T41">maze = [</text:span></text:p>
      <text:p text:style-name="P66"><text:tab/><text:tab/><text:span text:style-name="T41">[1,1,1,1,1],</text:span></text:p>
      <text:p text:style-name="P66"><text:tab/><text:tab/><text:span text:style-name="T41">[1,0,0,0,1],</text:span></text:p>
      <text:p text:style-name="P66"><text:tab/><text:tab/><text:span text:style-name="T41">[1,0,1,0,1]</text:span></text:p>
      <text:p text:style-name="P66"><text:tab/><text:tab/><text:span text:style-name="T41">]</text:span></text:p>
      <text:p text:style-name="P66"><text:tab/><text:span text:style-name="T41">for y in range(3):<text:tab/><text:tab/><text:tab/>#行</text:span></text:p>
      <text:p text:style-name="P66"><text:tab/><text:tab/><text:span text:style-name="T41">for x in range(5):<text:tab/><text:tab/>#列</text:span></text:p>
      <text:p text:style-name="P66"><text:tab/><text:tab/><text:tab/><text:span text:style-name="T41">canvas.create_rectangle(x*80, y*80, x*80+80, y*80+80, fill=”gray”)<text:tab/><text:tab/>#80x80の四角を表示</text:span></text:p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13">1<text:span text:style-name="T43">9</text:span>.<text:span text:style-name="T43">pygame</text:span></text:p>
      <text:p text:style-name="P113"/>
      <text:p text:style-name="P81">・インストール</text:p>
      <text:p text:style-name="P81"><text:tab/><text:span text:style-name="T43">pip3 install pygame</text:span></text:p>
      <text:p text:style-name="P81"/>
      <text:p text:style-name="P81"><text:tab/>※<text:span text:style-name="T43">vscodeでpylintエラーを回避する方法</text:span></text:p>
      <text:p text:style-name="P81"/>
      <text:p text:style-name="P81"><text:tab/><text:tab/>.<text:span text:style-name="T44">pyファイルのどこかに</text:span></text:p>
      <text:p text:style-name="P81"><text:tab/><text:tab/><text:tab/><text:span text:style-name="T44"># pylint: disable=no-member</text:span></text:p>
      <text:p text:style-name="P81"><text:tab/><text:tab/>を追記する</text:p>
      <text:p text:style-name="P81"/>
      <text:p text:style-name="P83">a)ウィンドウの表示</text:p>
      <text:p text:style-name="P83"/>
      <text:p text:style-name="P100"><text:tab/>import pygame<text:tab/><text:tab/><text:tab/><text:tab/><text:tab/># pygameをインポート</text:p>
      <text:p text:style-name="P100"><text:tab/>import sys<text:tab/><text:tab/><text:tab/><text:tab/><text:tab/># sysをインポート</text:p>
      <text:p text:style-name="P100"><text:tab/># pylint: disable=no-member</text:p>
      <text:p text:style-name="P100"><text:tab/><text:span text:style-name="T45"># pylintエラーの回避</text:span></text:p>
      <text:p text:style-name="P100"/>
      <text:p text:style-name="P100"><text:tab/><text:span text:style-name="T45">WHITE = (255, 255, 255)<text:tab/><text:tab/><text:tab/># 色の定義　白</text:span></text:p>
      <text:p text:style-name="P100"><text:tab/><text:span text:style-name="T45">BLACK = (0, 0, 0)<text:tab/><text:tab/><text:tab/><text:tab/># 色の定義　黒</text:span></text:p>
      <text:p text:style-name="P83"/>
      <text:p text:style-name="P83"><text:tab/><text:span text:style-name="T45">def main():<text:tab/><text:tab/><text:tab/><text:tab/><text:tab/># メイン処理を行う関数の定義</text:span></text:p>
      <text:p text:style-name="P83"><text:tab/><text:tab/><text:span text:style-name="T45">pygame.init()<text:tab/><text:tab/><text:tab/><text:tab/># pygameモジュールの初期化</text:span></text:p>
      <text:p text:style-name="P83"><text:tab/><text:tab/><text:span text:style-name="T45">pygame.display.set_caption(“タイトル”) # タイトル指定</text:span></text:p>
      <text:p text:style-name="P84"><text:tab/><text:tab/><text:span text:style-name="T45">screen = pygame.display.set_mode((800, 600)) </text:span></text:p>
      <text:p text:style-name="P104"><text:tab/><text:tab/><text:tab/><text:tab/><text:tab/><text:tab/><text:tab/><text:tab/># スクリーンの初期化</text:p>
      <text:p text:style-name="P83"><text:tab/><text:tab/><text:span text:style-name="T45">clock = pygame.time.Clock() # clockオブジェクト作成</text:span></text:p>
      <text:p text:style-name="P83"><text:tab/><text:tab/><text:span text:style-name="T45">font = pygame.font.Font(None, 80) # フォントオブジェクト作成</text:span></text:p>
      <text:p text:style-name="P83"><text:tab/><text:tab/>※ <text:span text:style-name="T45">None : ローマ字,　ttfファイル指定 : 日本語</text:span></text:p>
      <text:p text:style-name="P83"><text:tab/><text:tab/><text:span text:style-name="T46">tmr = 0<text:tab/><text:tab/><text:tab/><text:tab/><text:tab/># 時間を管理する変数tmr</text:span></text:p>
      <text:p text:style-name="P83"><text:soft-page-break/></text:p>
      <text:p text:style-name="P83"><text:tab/><text:tab/><text:span text:style-name="T46">while True:<text:tab/><text:tab/><text:tab/><text:tab/># 無限ループ</text:span></text:p>
      <text:p text:style-name="P83"><text:tab/><text:tab/><text:tab/><text:span text:style-name="T46">tmr = tmr + 1<text:tab/><text:tab/><text:tab/># tmrの値を１増やす</text:span></text:p>
      <text:p text:style-name="P83"><text:tab/><text:tab/><text:tab/><text:span text:style-name="T46">for event in pygame.event.get():<text:tab/># イベントの繰り返し</text:span></text:p>
      <text:p text:style-name="P84"><text:tab/><text:tab/><text:tab/><text:tab/><text:span text:style-name="T46">if event.type == pygame.QUIT: </text:span></text:p>
      <text:p text:style-name="P105"><text:tab/><text:tab/><text:tab/><text:tab/><text:tab/><text:tab/><text:tab/><text:tab/># Xボタンを押されたら</text:p>
      <text:p text:style-name="P83"><text:tab/><text:tab/><text:tab/><text:tab/><text:tab/><text:span text:style-name="T46">pygame.quit()<text:tab/># pygameの初期化を解除</text:span></text:p>
      <text:p text:style-name="P83"><text:tab/><text:tab/><text:tab/><text:tab/><text:tab/><text:span text:style-name="T46">sys.exit()<text:tab/><text:tab/># プログラムを終了</text:span></text:p>
      <text:p text:style-name="P83"/>
      <text:p text:style-name="P83"><text:tab/><text:tab/><text:tab/><text:span text:style-name="T46">txt = font.render(“TEST “+str(tmr), True, WHITE)</text:span></text:p>
      <text:p text:style-name="P83"><text:tab/><text:tab/><text:tab/><text:tab/><text:tab/><text:tab/><text:tab/><text:tab/><text:span text:style-name="T46"># Surfaceに文字列を描く</text:span></text:p>
      <text:p text:style-name="P83"><text:tab/><text:tab/><text:tab/>※２つめの引数<text:span text:style-name="T47">Trueにすると文字の縁が滑らかになる</text:span></text:p>
      <text:p text:style-name="P85"><text:tab/><text:tab/><text:tab/><text:span text:style-name="T47">screen.fill(BLACK)<text:tab/><text:tab/></text:span></text:p>
      <text:p text:style-name="P106"><text:tab/><text:tab/><text:tab/><text:tab/><text:tab/><text:tab/># 指定した色でスクリーン全体クリア</text:p>
      <text:p text:style-name="P85"><text:tab/><text:tab/><text:tab/><text:span text:style-name="T47">screen.blit(txt, [300, 200]</text:span></text:p>
      <text:p text:style-name="P85"><text:tab/><text:tab/><text:tab/><text:tab/><text:tab/><text:tab/><text:span text:style-name="T47"># 文字列を描いたSurfaceをスクリーンに転送</text:span></text:p>
      <text:p text:style-name="P85"><text:tab/><text:tab/><text:tab/><text:span text:style-name="T47">pygame.display.update()<text:tab/># 画面を更新する</text:span></text:p>
      <text:p text:style-name="P85"><text:tab/><text:tab/><text:tab/><text:span text:style-name="T47">clock.tick(10)<text:tab/><text:tab/><text:tab/># フレームレートを指定</text:span></text:p>
      <text:p text:style-name="P85"/>
      <text:p text:style-name="P85"><text:tab/><text:span text:style-name="T47">if __name__ == ‘__main__’:<text:tab/><text:tab/># プログラムが直接実行されたら</text:span></text:p>
      <text:p text:style-name="P85"><text:tab/><text:tab/><text:span text:style-name="T47">main()<text:tab/><text:tab/><text:tab/><text:tab/><text:tab/># main()関数を呼び出す</text:span></text:p>
      <text:p text:style-name="P85"/>
      <text:p text:style-name="P101">b)画像の読み込み</text:p>
      <text:p text:style-name="P101"/>
      <text:p text:style-name="P101"><text:tab/>def main()</text:p>
      <text:p text:style-name="P101"><text:tab/><text:tab/>中略</text:p>
      <text:p text:style-name="P101"><text:tab/><text:tab/>img_bg = pygame.image.load(“背景.png”)<text:tab/></text:p>
      <text:p text:style-name="P101"><text:tab/><text:tab/><text:tab/><text:tab/><text:tab/><text:tab/><text:tab/><text:tab/># 背景ファイルの読み込み</text:p>
      <text:p text:style-name="P101"><text:tab/><text:tab/>img_chara = [</text:p>
      <text:p text:style-name="P101"><text:tab/><text:tab/><text:tab/>pygame.image.load(“キャラクター<text:span text:style-name="T48">0</text:span>.png”),</text:p>
      <text:p text:style-name="P101"><text:tab/><text:tab/><text:tab/><text:tab/><text:tab/><text:tab/><text:tab/><text:tab/># キャラクター１の読み込み</text:p>
      <text:p text:style-name="P101"><text:tab/><text:tab/><text:tab/>pygame.image.load(“キャラクター<text:span text:style-name="T48">1</text:span>.png”)</text:p>
      <text:p text:style-name="P101"><text:tab/><text:tab/><text:tab/><text:tab/><text:tab/><text:tab/><text:tab/><text:tab/># キャラクター２の読み込み</text:p>
      <text:p text:style-name="P101"><text:tab/><text:tab/>]</text:p>
      <text:p text:style-name="P101"><text:tab/><text:tab/><text:span text:style-name="T49">tmr = 0</text:span></text:p>
      <text:p text:style-name="P101"/>
      <text:p text:style-name="P101"><text:tab/><text:tab/><text:span text:style-name="T49">while True:</text:span></text:p>
      <text:p text:style-name="P101"><text:tab/><text:tab/><text:tab/>中略</text:p>
      <text:p text:style-name="P101"><text:tab/><text:tab/><text:tab/><text:span text:style-name="T49">screen.blit(img_bg, [0, 0]<text:tab/><text:tab/># 背景画像を描画</text:span></text:p>
      <text:p text:style-name="P101"><text:tab/><text:tab/><text:tab/><text:span text:style-name="T49">screen.blit(img_chara[tmr%2], [224, 160]</text:span></text:p>
      <text:p text:style-name="P101"><text:tab/><text:tab/><text:tab/><text:tab/><text:tab/><text:span text:style-name="T49"># キャラクターをアニメーションさせて描画</text:span></text:p>
      <text:p text:style-name="P101"/>
      <text:p text:style-name="P101"/>
      <text:p text:style-name="P102"><text:soft-page-break/>c)フルスクリーンで表示</text:p>
      <text:p text:style-name="P102"><text:tab/></text:p>
      <text:p text:style-name="P102"><text:tab/>while True:</text:p>
      <text:p text:style-name="P102"><text:tab/><text:tab/>for event in pygame.event.get():</text:p>
      <text:p text:style-name="P102"><text:tab/><text:tab/><text:tab/>if event.type == pygame.KEYDOWN:</text:p>
      <text:p text:style-name="P102"><text:tab/><text:tab/><text:tab/><text:tab/><text:tab/># キーを押すイベントが発生した時</text:p>
      <text:p text:style-name="P102"><text:tab/><text:tab/><text:tab/><text:tab/>if event.key == pygame.K_F1:</text:p>
      <text:p text:style-name="P102"><text:tab/><text:tab/><text:tab/><text:tab/><text:tab/># F1キーなら</text:p>
      <text:p text:style-name="P102"><text:tab/><text:tab/><text:tab/><text:tab/><text:tab/>screen = pygame.display.set_mode((640, 360), pygame.FULLSCREEN)</text:p>
      <text:p text:style-name="P102"><text:tab/><text:tab/><text:tab/><text:tab/><text:tab/># フルスクリーンモードにする</text:p>
      <text:p text:style-name="P102"><text:tab/><text:tab/><text:tab/><text:tab/>if event.key == pygame.K_F2 or event.key == pygame.K_ESCAPE:</text:p>
      <text:p text:style-name="P102"><text:tab/><text:tab/><text:tab/><text:tab/><text:tab/># F2キーかESCキーなら</text:p>
      <text:p text:style-name="P102"><text:tab/><text:tab/><text:tab/><text:tab/><text:tab/>screen = pygame.display.set_mode((640, 360))</text:p>
      <text:p text:style-name="P102"><text:tab/><text:tab/><text:tab/><text:tab/><text:tab/># 通常表示にもどす</text:p>
      <text:p text:style-name="P102"/>
      <text:p text:style-name="P102">d)画面の拡大縮小、回転</text:p>
      <text:p text:style-name="P102"/>
      <text:p text:style-name="P102">拡大縮小：<text:span text:style-name="T50">img_s = pygame.transform.scale(img, [幅,高さ])</text:span></text:p>
      <text:p text:style-name="P102">回転<text:tab/> <text:s text:c="2"/>：<text:span text:style-name="T50">img_r = pygame.transform.rotate(img, 回転角)</text:span></text:p>
      <text:p text:style-name="P102">回転<text:span text:style-name="T50">+拡大縮小：img_rz = pygame.transform.rotozoom(img, 回転角, 大きさの比率)</text:span></text:p>
      <text:p text:style-name="P102"/>
      <text:p text:style-name="P102">※回転角は度で指定</text:p>
      <text:p text:style-name="P102"/>
      <text:p text:style-name="P103"/>
      <text:p text:style-name="P103">e)図形の描画</text:p>
      <text:p text:style-name="P103"/>
      <text:p text:style-name="P103">線：<text:span text:style-name="T51">pygame.draw.line(Surface, color, start_pos, end_pos, width=1)</text:span></text:p>
      <text:p text:style-name="P103">線（座標を連続して指定<text:span text:style-name="T51">)：</text:span></text:p>
      <text:p text:style-name="P103"><text:tab/><text:span text:style-name="T51">pygame.draw.lines(Surface, color, closed, pointlist, width=1)</text:span></text:p>
      <text:p text:style-name="P103">矩形（四角形）: <text:span text:style-name="T51">pygame.draw.rect(Surface, color, Rect, width=0)</text:span></text:p>
      <text:p text:style-name="P103">多角形：<text:span text:style-name="T51">pygame.draw.polygon(Surface, color, pointlist, width=0)</text:span></text:p>
      <text:p text:style-name="P103">円：<text:span text:style-name="T51">pygame.draw.circle(Surface, color, pos, radius, width=0)</text:span></text:p>
      <text:p text:style-name="P103">楕円：<text:span text:style-name="T51">pygame.draw.ellipse(Surface, color, Rect, width=0)</text:span></text:p>
      <text:p text:style-name="P103">円弧：<text:span text:style-name="T52">pygame.draw.arc(Surface, color, Rect, start_angle, stop_angle, width=1)</text:span></text:p>
      <text:p text:style-name="P103"/>
      <text:p text:style-name="P103">※<text:span text:style-name="T52">Surfaceは描画面です。</text:span></text:p>
      <text:p text:style-name="P103">※<text:span text:style-name="T52">colorは10進数のRGB値で指定します。</text:span></text:p>
      <text:p text:style-name="P107">※Rectは矩形の左上角の座標と大きさ、つまり[x, y, 幅, 高さ]です。</text:p>
      <text:p text:style-name="P107"><text:soft-page-break/>※<text:span text:style-name="T53">pointlistは[[x0, y0], [x1, y1], [x2, y2], …]というように、複数の頂点を指定。</text:span></text:p>
      <text:p text:style-name="P108">※widthは枠線の太さ、width=0は、塗りつぶし。</text:p>
      <text:p text:style-name="P108">※円弧のstart_angle（開始角）とstop_angle（終了角）はラジアンで指定。</text:p>
      <text:p text:style-name="P108">※linesで最初と最後の…を結ぶのでればclosedをTrueとします。</text:p>
      <text:p text:style-name="P108"/>
      <text:p text:style-name="P108">※ラジアン（弧度）について</text:p>
      <text:p text:style-name="P108"/>
      <text:p text:style-name="P108">import math<text:tab/><text:tab/># mathモジュールをインポートしπを使う</text:p>
      <text:p text:style-name="P108"/>
      <text:p text:style-name="P108">度：ラジアン：pygameでの記述</text:p>
      <text:p text:style-name="P108">０度：0ラジアン：0</text:p>
      <text:p text:style-name="P108">90度：π÷2：math.pi/2</text:p>
      <text:p text:style-name="P108">180度：π：math.pi</text:p>
      <text:p text:style-name="P108">270度：πX1.5：math.pi*1.5</text:p>
      <text:p text:style-name="P108">360度：πx2：math.pi*2</text:p>
      <text:p text:style-name="P108"/>
      <text:p text:style-name="P108"/>
      <text:p text:style-name="P148">f)キー入力</text:p>
      <text:p text:style-name="P148"/>
      <text:p text:style-name="P149">key = pygame.key.get_pressed()<text:tab/><text:tab/># 全てのキーの状態を取得できる</text:p>
      <text:p text:style-name="P149"/>
      <text:p text:style-name="P149">※キーが押されている時には、key[pygame.キーボード定数]の値が1になる。</text:p>
      <text:p text:style-name="P149">主なキーボード定数</text:p>
      <text:p text:style-name="P149">・方向キー：K_UP, K_DOWN, K_LEFT, K_RIGHT</text:p>
      <text:p text:style-name="P149">・スペースキー：K_SPACE</text:p>
      <text:p text:style-name="P149">・Enter/returnキー：K_RETURN</text:p>
      <text:p text:style-name="P149">・Escapeキー：K_ESCAPE</text:p>
      <text:p text:style-name="P149">・アルファベットキー A〜Z：K_a 〜 K_z</text:p>
      <text:p text:style-name="P149">・数字キー 0〜9：K_0 〜 K_9</text:p>
      <text:p text:style-name="P149">・Shiftキー：K_RSHIFT, K_LSHIFT</text:p>
      <text:p text:style-name="P149">・ファンクションキー：K_F* <text:s text:c="2"/>*は数字</text:p>
      <text:p text:style-name="P149"/>
      <text:p text:style-name="P150">g)マウス入力</text:p>
      <text:p text:style-name="P150"/>
      <text:p text:style-name="P150">mouseX, mouseY = pygame.mouse.get_pos()<text:tab/></text:p>
      <text:p text:style-name="P150"><text:tab/><text:tab/><text:tab/><text:tab/><text:tab/><text:tab/><text:tab/><text:tab/># マウスポインタの座標取得</text:p>
      <text:p text:style-name="P150">mBtn1, mBtn2, mBtn3 = pygame.mouse.get_pressed()</text:p>
      <text:p text:style-name="P150"><text:tab/><text:tab/><text:tab/><text:tab/><text:tab/><text:tab/><text:tab/><text:tab/># マウスボタンの状態を代入</text:p>
      <text:p text:style-name="P150"><text:tab/><text:tab/><text:tab/><text:tab/><text:tab/><text:tab/><text:tab/><text:tab/># 押されていたら１</text:p>
      <text:p text:style-name="P150"/>
      <text:p text:style-name="P150"/>
      <text:p text:style-name="P151">h)サウンド出力</text:p>
      <text:p text:style-name="P151"/>
      <text:p text:style-name="P151"><text:soft-page-break/>・ファイルの読み込み</text:p>
      <text:p text:style-name="P151"><text:tab/>pygame.mixer.music.load(ファイル名)</text:p>
      <text:p text:style-name="P151"/>
      <text:p text:style-name="P151"><text:tab/>※ファイルには、mp3とogg形式を使える。mp3でうまく再生できないときは、<text:tab/>ogg形式を使う。</text:p>
      <text:p text:style-name="P151"/>
      <text:p text:style-name="P151">・停止</text:p>
      <text:p text:style-name="P151"><text:tab/>pygame.mixer.music.play(引数)</text:p>
      <text:p text:style-name="P151"/>
      <text:p text:style-name="P151"><text:tab/>※引数を-1とするとループ再生、0で１回再生、例えば５とすると６回再生</text:p>
      <text:p text:style-name="P151"/>
      <text:p text:style-name="P151">・再生時間を取得</text:p>
      <text:p text:style-name="P151"><text:tab/>pygame.mixer.music.get_pos()</text:p>
      <text:p text:style-name="P151"/>
      <text:p text:style-name="P151"><text:tab/>※ミリ秒の値</text:p>
      <text:p text:style-name="P151"/>
      <text:p text:style-name="P151">・再生中か調べる</text:p>
      <text:p text:style-name="P151"><text:tab/>pygame.mixer.usic.get_busy()</text:p>
      <text:p text:style-name="P151"/>
      <text:p text:style-name="P151"><text:tab/>※再生中ならTrue, そうでないならFalse</text:p>
      <text:p text:style-name="P151"/>
      <text:p text:style-name="P151">・SE</text:p>
      <text:p text:style-name="P151"><text:tab/>SEの読み込み</text:p>
      <text:p text:style-name="P151"><text:tab/><text:tab/>変数 = pygame.mixer.Sound(ファイル名)</text:p>
      <text:p text:style-name="P151"><text:tab/>SEの再生</text:p>
      <text:p text:style-name="P151"><text:tab/><text:tab/>変数.play()</text:p>
      <text:p text:style-name="P151"/>
      <text:p text:style-name="P151"/>
      <text:p text:style-name="P152">i)pygameで日本語を使う</text:p>
      <text:p text:style-name="P152">※フォントファイル(.ttf、.ttc、off等)を用意する。</text:p>
      <text:p text:style-name="P152"><text:tab/>例：https//ipafont.ipa.go.jpからIPAフォントをダウンロードしpyファイ<text:tab/>ルと同じディレクトリに置く</text:p>
      <text:p text:style-name="P152"/>
      <text:p text:style-name="P152">font = pygame.font.Font(“ディレクトリ名/ipam.ttf”, 80)</text:p>
      <text:p text:style-name="P149"/>
      <text:p text:style-name="P108"/>
      <text:p text:style-name="P108"/>
      <text:p text:style-name="P103"/>
      <text:p text:style-name="P101"/>
      <text:p text:style-name="P85"/>
      <text:p text:style-name="P8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2-17T14:26:56.835782404</dc:date>
    <meta:editing-duration>PT5H17M15S</meta:editing-duration>
    <meta:editing-cycles>56</meta:editing-cycles>
    <meta:generator>LibreOffice/6.0.7.3$Linux_X86_64 LibreOffice_project/00m0$Build-3</meta:generator>
    <meta:document-statistic meta:table-count="10" meta:image-count="0" meta:object-count="0" meta:page-count="43" meta:paragraph-count="923" meta:word-count="6772" meta:character-count="17248" meta:non-whitespace-character-count="15009"/>
  </office:meta>
</office:document-meta>
</file>